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d3912" officeooo:paragraph-rsid="000d3912"/>
    </style:style>
    <style:style style:name="P2" style:family="paragraph" style:parent-style-name="Standard">
      <style:paragraph-properties fo:text-align="justify" style:justify-single-word="false"/>
      <style:text-properties officeooo:rsid="000d6859" officeooo:paragraph-rsid="000ed67a"/>
    </style:style>
    <style:style style:name="P3" style:family="paragraph" style:parent-style-name="Standard">
      <style:paragraph-properties fo:text-align="justify" style:justify-single-word="false"/>
      <style:text-properties officeooo:rsid="000d6859" officeooo:paragraph-rsid="00b2f1a4"/>
    </style:style>
    <style:style style:name="P4" style:family="paragraph" style:parent-style-name="Standard">
      <style:paragraph-properties fo:text-align="justify" style:justify-single-word="false"/>
      <style:text-properties officeooo:rsid="000ed67a" officeooo:paragraph-rsid="000ed67a"/>
    </style:style>
    <style:style style:name="P5" style:family="paragraph" style:parent-style-name="Standard">
      <style:paragraph-properties fo:text-align="justify" style:justify-single-word="false"/>
      <style:text-properties officeooo:rsid="00106b98" officeooo:paragraph-rsid="00106b98"/>
    </style:style>
    <style:style style:name="P6" style:family="paragraph" style:parent-style-name="Standard">
      <style:paragraph-properties fo:text-align="justify" style:justify-single-word="false"/>
      <style:text-properties officeooo:rsid="00106b98" officeooo:paragraph-rsid="002ba053"/>
    </style:style>
    <style:style style:name="P7" style:family="paragraph" style:parent-style-name="Standard">
      <style:paragraph-properties fo:text-align="justify" style:justify-single-word="false"/>
      <style:text-properties officeooo:rsid="001192e4" officeooo:paragraph-rsid="001192e4"/>
    </style:style>
    <style:style style:name="P8" style:family="paragraph" style:parent-style-name="Standard">
      <style:paragraph-properties fo:text-align="justify" style:justify-single-word="false"/>
      <style:text-properties officeooo:rsid="00138e43" officeooo:paragraph-rsid="00138e43"/>
    </style:style>
    <style:style style:name="P9" style:family="paragraph" style:parent-style-name="Standard">
      <style:paragraph-properties fo:text-align="justify" style:justify-single-word="false"/>
      <style:text-properties officeooo:rsid="00172a10" officeooo:paragraph-rsid="00172a10"/>
    </style:style>
    <style:style style:name="P10" style:family="paragraph" style:parent-style-name="Standard">
      <style:paragraph-properties fo:text-align="justify" style:justify-single-word="false"/>
      <style:text-properties officeooo:rsid="0018e001" officeooo:paragraph-rsid="0018e001"/>
    </style:style>
    <style:style style:name="P11" style:family="paragraph" style:parent-style-name="Standard">
      <style:paragraph-properties fo:text-align="justify" style:justify-single-word="false"/>
      <style:text-properties officeooo:rsid="0018e001" officeooo:paragraph-rsid="00193836"/>
    </style:style>
    <style:style style:name="P12" style:family="paragraph" style:parent-style-name="Standard">
      <style:paragraph-properties fo:text-align="justify" style:justify-single-word="false"/>
      <style:text-properties officeooo:rsid="0019b18f" officeooo:paragraph-rsid="001a5d6b"/>
    </style:style>
    <style:style style:name="P13" style:family="paragraph" style:parent-style-name="Standard">
      <style:paragraph-properties fo:text-align="justify" style:justify-single-word="false"/>
      <style:text-properties officeooo:rsid="001a75fc" officeooo:paragraph-rsid="001a75fc"/>
    </style:style>
    <style:style style:name="P14" style:family="paragraph" style:parent-style-name="Standard">
      <style:paragraph-properties fo:text-align="justify" style:justify-single-word="false"/>
      <style:text-properties officeooo:rsid="001b0993" officeooo:paragraph-rsid="001b0993"/>
    </style:style>
    <style:style style:name="P15" style:family="paragraph" style:parent-style-name="Standard">
      <style:paragraph-properties fo:text-align="justify" style:justify-single-word="false"/>
      <style:text-properties officeooo:rsid="001beb3e" officeooo:paragraph-rsid="001beb3e"/>
    </style:style>
    <style:style style:name="P16" style:family="paragraph" style:parent-style-name="Standard">
      <style:paragraph-properties fo:text-align="justify" style:justify-single-word="false"/>
      <style:text-properties officeooo:rsid="00203752" officeooo:paragraph-rsid="00203752"/>
    </style:style>
    <style:style style:name="P17" style:family="paragraph" style:parent-style-name="Standard">
      <style:paragraph-properties fo:text-align="justify" style:justify-single-word="false"/>
      <style:text-properties officeooo:rsid="00232fdf" officeooo:paragraph-rsid="00232fdf"/>
    </style:style>
    <style:style style:name="P18" style:family="paragraph" style:parent-style-name="Standard">
      <style:paragraph-properties fo:text-align="justify" style:justify-single-word="false"/>
      <style:text-properties officeooo:rsid="0024ced8" officeooo:paragraph-rsid="0024ced8"/>
    </style:style>
    <style:style style:name="P19" style:family="paragraph" style:parent-style-name="Standard">
      <style:paragraph-properties fo:text-align="justify" style:justify-single-word="false"/>
      <style:text-properties officeooo:rsid="00290df5" officeooo:paragraph-rsid="00290df5"/>
    </style:style>
    <style:style style:name="P20" style:family="paragraph" style:parent-style-name="Standard">
      <style:paragraph-properties fo:text-align="justify" style:justify-single-word="false"/>
      <style:text-properties officeooo:rsid="002a461d" officeooo:paragraph-rsid="002a461d"/>
    </style:style>
    <style:style style:name="P21" style:family="paragraph" style:parent-style-name="Standard">
      <style:paragraph-properties fo:text-align="justify" style:justify-single-word="false"/>
      <style:text-properties officeooo:rsid="002b39fc" officeooo:paragraph-rsid="002b39fc"/>
    </style:style>
    <style:style style:name="P22" style:family="paragraph" style:parent-style-name="Standard">
      <style:paragraph-properties fo:text-align="justify" style:justify-single-word="false"/>
      <style:text-properties officeooo:rsid="0010424c" officeooo:paragraph-rsid="000ed67a"/>
    </style:style>
    <style:style style:name="P23" style:family="paragraph" style:parent-style-name="Standard">
      <style:paragraph-properties fo:text-align="justify" style:justify-single-word="false"/>
      <style:text-properties officeooo:rsid="002ea36a" officeooo:paragraph-rsid="002ea36a"/>
    </style:style>
    <style:style style:name="P24" style:family="paragraph" style:parent-style-name="Standard">
      <style:paragraph-properties fo:text-align="justify" style:justify-single-word="false"/>
      <style:text-properties fo:font-style="normal" fo:font-weight="normal" officeooo:rsid="002ea36a" officeooo:paragraph-rsid="002ea36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edda9" officeooo:paragraph-rsid="002edda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319f45" officeooo:paragraph-rsid="00319f4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34f100" officeooo:paragraph-rsid="0034f10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4f100" officeooo:paragraph-rsid="00384103"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64596" officeooo:paragraph-rsid="00372f0b"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84103" officeooo:paragraph-rsid="00384103"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93f3e" officeooo:paragraph-rsid="00393f3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9451e" officeooo:paragraph-rsid="0039451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a4450" officeooo:paragraph-rsid="003a4450"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bedbe" officeooo:paragraph-rsid="003bedb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d71e3" officeooo:paragraph-rsid="003d71e3"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ed27a" officeooo:paragraph-rsid="003ed27a"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fb4f5" officeooo:paragraph-rsid="003fb4f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12525" officeooo:paragraph-rsid="0041252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19ffe" officeooo:paragraph-rsid="00419ff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35114" officeooo:paragraph-rsid="00435114"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5aea6" officeooo:paragraph-rsid="0045aea6"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4768fd" officeooo:paragraph-rsid="004768fd"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493c45" officeooo:paragraph-rsid="00493c45"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493c45" officeooo:paragraph-rsid="0114d464"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493c45" officeooo:paragraph-rsid="00f1457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4c687d" officeooo:paragraph-rsid="004c687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4c687d" officeooo:paragraph-rsid="0115a8e6"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4d4b4c" officeooo:paragraph-rsid="004d4b4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4fa7fa" officeooo:paragraph-rsid="004fa7f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093a4" officeooo:paragraph-rsid="005093a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129f1" officeooo:paragraph-rsid="005129f1"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45177" officeooo:paragraph-rsid="0054517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62fab" officeooo:paragraph-rsid="00562fab"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6c888" officeooo:paragraph-rsid="0057410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74100" officeooo:paragraph-rsid="00574100"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a24c4" officeooo:paragraph-rsid="005a24c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a24c4" officeooo:paragraph-rsid="005b6aa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b6aa7" officeooo:paragraph-rsid="005b6aa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b6aa7" officeooo:paragraph-rsid="005e8c3f"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d11ae" officeooo:paragraph-rsid="005e8c3f"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5f11e2" officeooo:paragraph-rsid="005f11e2"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01a7d" officeooo:paragraph-rsid="00601a7d"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01a7d" officeooo:paragraph-rsid="00614306"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1be5c" officeooo:paragraph-rsid="0061be5c"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62bf99" officeooo:paragraph-rsid="0062bf99"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644907" officeooo:paragraph-rsid="00644907"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662219" officeooo:paragraph-rsid="00662219"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6792a5" officeooo:paragraph-rsid="006792a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696572" officeooo:paragraph-rsid="0069657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696572" officeooo:paragraph-rsid="00696760"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696760" officeooo:paragraph-rsid="00696760"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6ac0d4" officeooo:paragraph-rsid="006ac0d4"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6c2922" officeooo:paragraph-rsid="006c2922"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6d064a" officeooo:paragraph-rsid="006d064a"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6d064a" officeooo:paragraph-rsid="0072c19a"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703be5" officeooo:paragraph-rsid="00703be5"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703be5" officeooo:paragraph-rsid="0073060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710fd1" officeooo:paragraph-rsid="00710fd1"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73cf35" officeooo:paragraph-rsid="0073cf35"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749f8e" officeooo:paragraph-rsid="00749f8e"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749f8e" officeooo:paragraph-rsid="007b0a2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749f8e" officeooo:paragraph-rsid="00ef7e92"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749f8e" officeooo:paragraph-rsid="00fb3b14"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74c04a" officeooo:paragraph-rsid="0074c04a"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76e71d" officeooo:paragraph-rsid="0076e71d"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normal" officeooo:rsid="0078719c" officeooo:paragraph-rsid="0078719c"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78719c" officeooo:paragraph-rsid="00e39fd2"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78719c" officeooo:paragraph-rsid="00e4d11d"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normal" officeooo:rsid="00796e60" officeooo:paragraph-rsid="00796e60"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fo:font-weight="normal" officeooo:rsid="007a7f7d" officeooo:paragraph-rsid="007a7f7d"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fo:font-weight="normal" officeooo:rsid="007a7f7d" officeooo:paragraph-rsid="007eba45"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7b0a2b" officeooo:paragraph-rsid="007b0a2b"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normal" officeooo:rsid="007b0a2b" officeooo:paragraph-rsid="007f3848"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fo:font-weight="normal" officeooo:rsid="007f3848" officeooo:paragraph-rsid="007f3848"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81703b" officeooo:paragraph-rsid="0081703b"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fo:font-weight="normal" officeooo:rsid="0084ec4e" officeooo:paragraph-rsid="0084ec4e"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fo:font-weight="normal" officeooo:rsid="0087b0e4" officeooo:paragraph-rsid="0087b0e4"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fo:font-weight="normal" officeooo:rsid="0087b0e4" officeooo:paragraph-rsid="00b033c8"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normal" fo:font-weight="normal" officeooo:rsid="0089afcb" officeooo:paragraph-rsid="0089afcb"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normal" fo:font-weight="normal" officeooo:rsid="008d57d3" officeooo:paragraph-rsid="008d57d3"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normal" officeooo:rsid="008dfaba" officeooo:paragraph-rsid="008dfaba"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fo:font-weight="normal" officeooo:rsid="008dfaba" officeooo:paragraph-rsid="008f96a6"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fo:font-weight="normal" officeooo:rsid="008f96a6" officeooo:paragraph-rsid="008f96a6"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fo:font-weight="normal" officeooo:rsid="009091bc" officeooo:paragraph-rsid="009091bc"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tyle="normal" fo:font-weight="normal" officeooo:rsid="00940fd0" officeooo:paragraph-rsid="00940fd0"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tyle="normal" fo:font-weight="normal" officeooo:rsid="0095b74c" officeooo:paragraph-rsid="0095b74c"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style="normal" fo:font-weight="normal" officeooo:rsid="0098046a" officeooo:paragraph-rsid="0098046a"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font-style="normal" fo:font-weight="normal" officeooo:rsid="00991475" officeooo:paragraph-rsid="00991475"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font-style="normal" fo:font-weight="normal" officeooo:rsid="009c5247" officeooo:paragraph-rsid="009c5247"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font-style="normal" fo:font-weight="normal" officeooo:rsid="00a0b4d7" officeooo:paragraph-rsid="00a0b4d7"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font-style="normal" fo:font-weight="normal" officeooo:rsid="00a0d503" officeooo:paragraph-rsid="00a0d503"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tyle="normal" fo:font-weight="normal" officeooo:rsid="00a165de" officeooo:paragraph-rsid="00a165de"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style="normal" fo:font-weight="normal" officeooo:rsid="00a30486" officeooo:paragraph-rsid="00a308b2"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fo:font-weight="normal" officeooo:rsid="00a87931" officeooo:paragraph-rsid="00a87931"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font-style="normal" fo:font-weight="normal" officeooo:rsid="00a92a48" officeooo:paragraph-rsid="00a92a48"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font-style="normal" fo:font-weight="normal" officeooo:rsid="00a308b2" officeooo:paragraph-rsid="00a308b2"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fo:font-weight="normal" officeooo:rsid="00af3bb1" officeooo:paragraph-rsid="00be1095"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normal" fo:font-weight="normal" officeooo:rsid="00be1095" officeooo:paragraph-rsid="00be1095"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fo:font-weight="normal" officeooo:rsid="00be1095" officeooo:paragraph-rsid="00c06dd6"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fo:font-weight="normal" officeooo:rsid="00be1095" officeooo:paragraph-rsid="00bea149"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font-style="normal" fo:font-weight="normal" officeooo:rsid="00be1095" officeooo:paragraph-rsid="00d6477e"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font-style="normal" fo:font-weight="normal" officeooo:rsid="00c06dd6" officeooo:paragraph-rsid="00c06dd6"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font-style="normal" fo:font-weight="normal" officeooo:rsid="00c26996" officeooo:paragraph-rsid="00c2f08d"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style="normal" fo:font-weight="normal" officeooo:rsid="00c3fa2d" officeooo:paragraph-rsid="00c3fa2d"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style="normal" fo:font-weight="normal" officeooo:rsid="00c3fa2d" officeooo:paragraph-rsid="00c4dfc0"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font-style="normal" fo:font-weight="normal" officeooo:rsid="00c6c039" officeooo:paragraph-rsid="00c6c039"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fo:font-style="normal" fo:font-weight="normal" officeooo:rsid="00c6c039" officeooo:paragraph-rsid="00ca5da2"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font-style="normal" fo:font-weight="normal" officeooo:rsid="00c82031" officeooo:paragraph-rsid="00c82031"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fo:font-style="normal" fo:font-weight="normal" officeooo:rsid="00ca5da2" officeooo:paragraph-rsid="00ca5da2"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font-style="normal" fo:font-weight="normal" officeooo:rsid="00cd7bdd" officeooo:paragraph-rsid="00cd7bdd"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fo:font-style="normal" fo:font-weight="normal" officeooo:rsid="00cd7bdd" officeooo:paragraph-rsid="00d81ca5"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fo:font-style="normal" fo:font-weight="normal" officeooo:rsid="00cd7bdd" officeooo:paragraph-rsid="00d9a2a9"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font-style="normal" fo:font-weight="normal" officeooo:rsid="00cd7bdd" officeooo:paragraph-rsid="00e24dfc"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font-style="normal" fo:font-weight="normal" officeooo:rsid="00cd7bdd" officeooo:paragraph-rsid="00e39fd2" style:font-style-asian="normal" style:font-weight-asian="normal" style:font-style-complex="normal" style:font-weight-complex="normal"/>
    </style:style>
    <style:style style:name="P135" style:family="paragraph" style:parent-style-name="Standard">
      <style:paragraph-properties fo:text-align="justify" style:justify-single-word="false"/>
      <style:text-properties fo:font-style="normal" fo:font-weight="normal" officeooo:rsid="00cd7bdd" officeooo:paragraph-rsid="01231f62"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font-style="normal" fo:font-weight="normal" officeooo:rsid="00dd750e" officeooo:paragraph-rsid="00dd750e"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tyle="normal" fo:font-weight="normal" officeooo:rsid="00dd750e" officeooo:paragraph-rsid="00df07d6"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tyle="normal" fo:font-weight="normal" officeooo:rsid="00e43a88" officeooo:paragraph-rsid="00e43a88"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tyle="normal" fo:font-weight="normal" officeooo:rsid="00e43a88" officeooo:paragraph-rsid="00e4d11d"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font-style="normal" fo:font-weight="normal" officeooo:rsid="00e43a88" officeooo:paragraph-rsid="010b631f"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font-style="normal" fo:font-weight="normal" officeooo:rsid="00e66d22" officeooo:paragraph-rsid="00e66d22"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fo:font-style="normal" fo:font-weight="normal" officeooo:rsid="00e66d22" officeooo:paragraph-rsid="00e871f6"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fo:font-style="normal" fo:font-weight="normal" officeooo:rsid="00e66d22" officeooo:paragraph-rsid="00ea829a"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font-style="normal" fo:font-weight="normal" officeooo:rsid="00ea829a" officeooo:paragraph-rsid="00ea829a"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fo:font-style="normal" fo:font-weight="normal" officeooo:rsid="00fb3b14" officeooo:paragraph-rsid="00fb3b14"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style="normal" fo:font-weight="normal" officeooo:rsid="00fb3b14" officeooo:paragraph-rsid="00fedfbe"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font-style="normal" fo:font-weight="normal" officeooo:rsid="01002862" officeooo:paragraph-rsid="01002862"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font-style="normal" fo:font-weight="normal" officeooo:rsid="00e39fd2" officeooo:paragraph-rsid="00e39fd2" style:font-style-asian="normal" style:font-weight-asian="normal" style:font-style-complex="normal" style:font-weight-complex="normal"/>
    </style:style>
    <style:style style:name="P149" style:family="paragraph" style:parent-style-name="Standard">
      <style:paragraph-properties fo:text-align="justify" style:justify-single-word="false"/>
      <style:text-properties fo:font-style="normal" fo:font-weight="bold" officeooo:rsid="00dd750e" officeooo:paragraph-rsid="00dd750e" style:font-style-asian="normal" style:font-weight-asian="bold" style:font-style-complex="normal" style:font-weight-complex="bold"/>
    </style:style>
    <style:style style:name="P150" style:family="paragraph" style:parent-style-name="Standard">
      <style:paragraph-properties fo:text-align="justify" style:justify-single-word="false"/>
      <style:text-properties fo:font-style="normal" officeooo:rsid="001192e4" officeooo:paragraph-rsid="010c7676" style:font-style-asian="normal" style:font-style-complex="normal"/>
    </style:style>
    <style:style style:name="P151" style:family="paragraph" style:parent-style-name="Standard">
      <style:paragraph-properties fo:text-align="justify" style:justify-single-word="false"/>
      <style:text-properties fo:font-style="italic" officeooo:rsid="002ea36a" officeooo:paragraph-rsid="002ea36a" style:font-style-asian="italic" style:font-style-complex="italic"/>
    </style:style>
    <style:style style:name="P152" style:family="paragraph" style:parent-style-name="Standard">
      <style:paragraph-properties fo:text-align="justify" style:justify-single-word="false"/>
      <style:text-properties fo:font-style="italic" officeooo:rsid="01002862" officeooo:paragraph-rsid="01002862" style:font-style-asian="italic" style:font-style-complex="italic"/>
    </style:style>
    <style:style style:name="P153" style:family="paragraph" style:parent-style-name="Standard">
      <style:paragraph-properties fo:text-align="justify" style:justify-single-word="false"/>
      <style:text-properties fo:font-style="italic" officeooo:rsid="001192e4" officeooo:paragraph-rsid="001192e4" style:font-style-asian="italic" style:font-style-complex="italic"/>
    </style:style>
    <style:style style:name="P154" style:family="paragraph" style:parent-style-name="Standard">
      <style:paragraph-properties fo:text-align="justify" style:justify-single-word="false"/>
      <style:text-properties fo:font-style="italic" fo:font-weight="normal" officeooo:rsid="005a24c4" officeooo:paragraph-rsid="005a24c4"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style="italic" fo:font-weight="normal" officeooo:rsid="007b0a2b" officeooo:paragraph-rsid="007eba45"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style="italic" fo:font-weight="normal" officeooo:rsid="007f3848" officeooo:paragraph-rsid="0081703b"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style="italic" fo:font-weight="normal" officeooo:rsid="007ffdbd" officeooo:paragraph-rsid="0081703b" style:font-style-asian="italic" style:font-weight-asian="normal" style:font-style-complex="italic" style:font-weight-complex="normal"/>
    </style:style>
    <style:style style:name="P158" style:family="paragraph" style:parent-style-name="Standard">
      <style:paragraph-properties fo:text-align="justify" style:justify-single-word="false"/>
      <style:text-properties fo:font-style="italic" fo:font-weight="normal" officeooo:rsid="008d57d3" officeooo:paragraph-rsid="008d57d3" style:font-style-asian="italic" style:font-weight-asian="normal" style:font-style-complex="italic" style:font-weight-complex="normal"/>
    </style:style>
    <style:style style:name="P159" style:family="paragraph" style:parent-style-name="Standard">
      <style:paragraph-properties fo:text-align="justify" style:justify-single-word="false"/>
      <style:text-properties fo:font-style="italic" fo:font-weight="normal" officeooo:rsid="008f96a6" officeooo:paragraph-rsid="009091bc" style:font-style-asian="italic" style:font-weight-asian="normal" style:font-style-complex="italic" style:font-weight-complex="normal"/>
    </style:style>
    <style:style style:name="P160" style:family="paragraph" style:parent-style-name="Standard">
      <style:paragraph-properties fo:text-align="justify" style:justify-single-word="false"/>
      <style:text-properties fo:font-style="italic" fo:font-weight="normal" officeooo:rsid="00991475" officeooo:paragraph-rsid="00991475" style:font-style-asian="italic" style:font-weight-asian="normal" style:font-style-complex="italic" style:font-weight-complex="normal"/>
    </style:style>
    <style:style style:name="P161" style:family="paragraph" style:parent-style-name="Standard">
      <style:paragraph-properties fo:text-align="justify" style:justify-single-word="false"/>
      <style:text-properties fo:font-style="italic" fo:font-weight="normal" officeooo:rsid="00a0b4d7" officeooo:paragraph-rsid="00a0d503" style:font-style-asian="italic" style:font-weight-asian="normal" style:font-style-complex="italic" style:font-weight-complex="normal"/>
    </style:style>
    <style:style style:name="P162" style:family="paragraph" style:parent-style-name="Standard">
      <style:paragraph-properties fo:text-align="justify" style:justify-single-word="false"/>
      <style:text-properties fo:font-style="italic" fo:font-weight="normal" officeooo:rsid="00a87931" officeooo:paragraph-rsid="00a92a48" style:font-style-asian="italic" style:font-weight-asian="normal" style:font-style-complex="italic" style:font-weight-complex="normal"/>
    </style:style>
    <style:style style:name="P163" style:family="paragraph" style:parent-style-name="Standard">
      <style:paragraph-properties fo:text-align="justify" style:justify-single-word="false"/>
      <style:text-properties fo:font-style="italic" fo:font-weight="normal" officeooo:rsid="00a92a48" officeooo:paragraph-rsid="00aa6311" style:font-style-asian="italic" style:font-weight-asian="normal" style:font-style-complex="italic" style:font-weight-complex="normal"/>
    </style:style>
    <style:style style:name="P164" style:family="paragraph" style:parent-style-name="Standard">
      <style:paragraph-properties fo:text-align="justify" style:justify-single-word="false"/>
      <style:text-properties fo:font-style="italic" fo:font-weight="normal" officeooo:rsid="0094a310" officeooo:paragraph-rsid="0095b74c" style:font-style-asian="italic" style:font-weight-asian="normal" style:font-style-complex="italic" style:font-weight-complex="normal"/>
    </style:style>
    <style:style style:name="P165" style:family="paragraph" style:parent-style-name="Standard">
      <style:paragraph-properties fo:text-align="justify" style:justify-single-word="false"/>
      <style:text-properties fo:font-style="italic" fo:font-weight="normal" officeooo:rsid="00aa6311" officeooo:paragraph-rsid="00aa6311" style:font-style-asian="italic" style:font-weight-asian="normal" style:font-style-complex="italic" style:font-weight-complex="normal"/>
    </style:style>
    <style:style style:name="P166" style:family="paragraph" style:parent-style-name="Standard">
      <style:paragraph-properties fo:text-align="justify" style:justify-single-word="false"/>
      <style:text-properties fo:font-style="italic" fo:font-weight="normal" officeooo:rsid="00c82031" officeooo:paragraph-rsid="00c82031" style:font-style-asian="italic" style:font-weight-asian="normal" style:font-style-complex="italic" style:font-weight-complex="normal"/>
    </style:style>
    <style:style style:name="P167" style:family="paragraph" style:parent-style-name="Standard">
      <style:paragraph-properties fo:text-align="justify" style:justify-single-word="false"/>
      <style:text-properties fo:font-style="italic" fo:font-weight="normal" officeooo:rsid="0078719c" officeooo:paragraph-rsid="00e4d11d" style:font-style-asian="italic" style:font-weight-asian="normal" style:font-style-complex="italic" style:font-weight-complex="normal"/>
    </style:style>
    <style:style style:name="P168" style:family="paragraph" style:parent-style-name="Standard">
      <style:paragraph-properties fo:text-align="justify" style:justify-single-word="false"/>
      <style:text-properties fo:font-style="italic" fo:font-weight="normal" officeooo:rsid="00e43a88" officeooo:paragraph-rsid="00e4d11d" style:font-style-asian="italic" style:font-weight-asian="normal" style:font-style-complex="italic" style:font-weight-complex="normal"/>
    </style:style>
    <style:style style:name="P169" style:family="paragraph" style:parent-style-name="Standard">
      <style:paragraph-properties fo:text-align="justify" style:justify-single-word="false"/>
      <style:text-properties fo:font-style="italic" fo:font-weight="normal" officeooo:rsid="00e66d22" officeooo:paragraph-rsid="00e90d8f" style:font-style-asian="italic" style:font-weight-asian="normal" style:font-style-complex="italic" style:font-weight-complex="normal"/>
    </style:style>
    <style:style style:name="P170" style:family="paragraph" style:parent-style-name="Standard">
      <style:paragraph-properties fo:text-align="justify" style:justify-single-word="false"/>
      <style:text-properties fo:font-style="italic" fo:font-weight="normal" officeooo:rsid="00fb3b14" officeooo:paragraph-rsid="00fb3b14" style:font-style-asian="italic" style:font-weight-asian="normal" style:font-style-complex="italic" style:font-weight-complex="normal"/>
    </style:style>
    <style:style style:name="P171" style:family="paragraph" style:parent-style-name="Standard">
      <style:paragraph-properties fo:text-align="justify" style:justify-single-word="false"/>
      <style:text-properties fo:font-style="italic" fo:font-weight="normal" officeooo:rsid="00493c45" officeooo:paragraph-rsid="0114d464" style:font-style-asian="italic" style:font-weight-asian="normal" style:font-style-complex="italic" style:font-weight-complex="normal"/>
    </style:style>
    <style:style style:name="P172" style:family="paragraph" style:parent-style-name="Standard">
      <style:paragraph-properties fo:text-align="justify" style:justify-single-word="false"/>
    </style:style>
    <style:style style:name="P173" style:family="paragraph" style:parent-style-name="Standard">
      <style:paragraph-properties fo:text-align="justify" style:justify-single-word="false"/>
      <style:text-properties officeooo:paragraph-rsid="00dd750e"/>
    </style:style>
    <style:style style:name="P174" style:family="paragraph" style:parent-style-name="Standard">
      <style:paragraph-properties fo:text-align="justify" style:justify-single-word="false"/>
      <style:text-properties officeooo:paragraph-rsid="00edfe36"/>
    </style:style>
    <style:style style:name="P175" style:family="paragraph" style:parent-style-name="Standard">
      <style:paragraph-properties fo:text-align="justify" style:justify-single-word="false"/>
      <style:text-properties fo:font-weight="normal" style:font-weight-asian="normal" style:font-weight-complex="normal"/>
    </style:style>
    <style:style style:name="P176" style:family="paragraph" style:parent-style-name="Standard">
      <style:paragraph-properties fo:text-align="justify" style:justify-single-word="false"/>
      <style:text-properties fo:font-weight="normal" officeooo:paragraph-rsid="01181c0b" style:font-weight-asian="normal" style:font-weight-complex="normal"/>
    </style:style>
    <style:style style:name="P177" style:family="paragraph" style:parent-style-name="Standard">
      <style:paragraph-properties fo:text-align="justify" style:justify-single-word="false"/>
      <style:text-properties fo:font-weight="normal" officeooo:rsid="00fb3b14" officeooo:paragraph-rsid="00fb3b14" style:font-weight-asian="normal" style:font-weight-complex="normal"/>
    </style:style>
    <style:style style:name="P178" style:family="paragraph" style:parent-style-name="Standard">
      <style:text-properties fo:font-weight="normal" officeooo:paragraph-rsid="01035e15" style:font-weight-asian="normal" style:font-weight-complex="normal"/>
    </style:style>
    <style:style style:name="P179" style:family="paragraph" style:parent-style-name="Standard">
      <style:paragraph-properties fo:text-align="justify" style:justify-single-word="false"/>
      <style:text-properties officeooo:rsid="01002862" officeooo:paragraph-rsid="01002862"/>
    </style:style>
    <style:style style:name="P180" style:family="paragraph" style:parent-style-name="Standard">
      <style:paragraph-properties fo:text-align="justify" style:justify-single-word="false"/>
      <style:text-properties officeooo:rsid="01002862" officeooo:paragraph-rsid="01020499"/>
    </style:style>
    <style:style style:name="P181" style:family="paragraph" style:parent-style-name="Standard">
      <style:paragraph-properties fo:text-align="justify" style:justify-single-word="false"/>
      <style:text-properties officeooo:rsid="0105245a" officeooo:paragraph-rsid="0105245a"/>
    </style:style>
    <style:style style:name="P182" style:family="paragraph" style:parent-style-name="Standard">
      <style:paragraph-properties fo:text-align="justify" style:justify-single-word="false"/>
      <style:text-properties fo:font-size="14pt" fo:font-weight="bold" officeooo:rsid="01061e67" officeooo:paragraph-rsid="01061e67" style:font-size-asian="14pt" style:font-weight-asian="bold" style:font-size-complex="14pt" style:font-weight-complex="bold"/>
    </style:style>
    <style:style style:name="P183" style:family="paragraph" style:parent-style-name="Standard">
      <style:paragraph-properties fo:text-align="justify" style:justify-single-word="false"/>
      <style:text-properties fo:font-size="14pt" fo:font-weight="bold" officeooo:rsid="000d3912" officeooo:paragraph-rsid="000d3912" style:font-size-asian="14pt" style:font-weight-asian="bold" style:font-size-complex="14pt" style:font-weight-complex="bold"/>
    </style:style>
    <style:style style:name="P184" style:family="paragraph" style:parent-style-name="Standard">
      <style:paragraph-properties fo:text-align="justify" style:justify-single-word="false"/>
      <style:text-properties fo:font-size="14pt" fo:font-weight="bold" officeooo:rsid="00138e43" officeooo:paragraph-rsid="00138e43" style:font-size-asian="14pt" style:font-weight-asian="bold" style:font-size-complex="14pt" style:font-weight-complex="bold"/>
    </style:style>
    <style:style style:name="P185" style:family="paragraph" style:parent-style-name="Standard">
      <style:paragraph-properties fo:text-align="justify" style:justify-single-word="false"/>
      <style:text-properties fo:font-size="14pt" fo:font-weight="bold" officeooo:rsid="00172a10" officeooo:paragraph-rsid="00172a10" style:font-size-asian="14pt" style:font-weight-asian="bold" style:font-size-complex="14pt" style:font-weight-complex="bold"/>
    </style:style>
    <style:style style:name="P186" style:family="paragraph" style:parent-style-name="Standard">
      <style:paragraph-properties fo:text-align="justify" style:justify-single-word="false"/>
      <style:text-properties fo:font-size="14pt" fo:font-weight="bold" officeooo:rsid="001a5d6b" officeooo:paragraph-rsid="001a5d6b" style:font-size-asian="14pt" style:font-weight-asian="bold" style:font-size-complex="14pt" style:font-weight-complex="bold"/>
    </style:style>
    <style:style style:name="P187" style:family="paragraph" style:parent-style-name="Standard">
      <style:paragraph-properties fo:text-align="justify" style:justify-single-word="false"/>
      <style:text-properties fo:font-size="14pt" fo:font-weight="bold" officeooo:rsid="0024ced8" officeooo:paragraph-rsid="0024ced8" style:font-size-asian="14pt" style:font-weight-asian="bold" style:font-size-complex="14pt" style:font-weight-complex="bold"/>
    </style:style>
    <style:style style:name="P188" style:family="paragraph" style:parent-style-name="Standard">
      <style:paragraph-properties fo:text-align="justify" style:justify-single-word="false"/>
      <style:text-properties fo:font-size="14pt" fo:font-weight="bold" officeooo:rsid="002a461d" officeooo:paragraph-rsid="002a461d" style:font-size-asian="14pt" style:font-weight-asian="bold" style:font-size-complex="14pt" style:font-weight-complex="bold"/>
    </style:style>
    <style:style style:name="P189" style:family="paragraph" style:parent-style-name="Standard">
      <style:paragraph-properties fo:text-align="justify" style:justify-single-word="false"/>
      <style:text-properties fo:font-size="14pt" fo:font-weight="bold" officeooo:rsid="002ea36a" officeooo:paragraph-rsid="002ea36a" style:font-size-asian="14pt" style:font-weight-asian="bold" style:font-size-complex="14pt" style:font-weight-complex="bold"/>
    </style:style>
    <style:style style:name="P190" style:family="paragraph" style:parent-style-name="Standard">
      <style:paragraph-properties fo:text-align="justify" style:justify-single-word="false"/>
      <style:text-properties fo:font-size="14pt" fo:font-weight="bold" officeooo:rsid="00edfe36" officeooo:paragraph-rsid="00edfe36" style:font-size-asian="14pt" style:font-weight-asian="bold" style:font-size-complex="14pt" style:font-weight-complex="bold"/>
    </style:style>
    <style:style style:name="P191" style:family="paragraph" style:parent-style-name="Standard">
      <style:paragraph-properties fo:text-align="justify" style:justify-single-word="false"/>
      <style:text-properties fo:font-size="14pt" fo:font-weight="bold" officeooo:rsid="00fb3b14" officeooo:paragraph-rsid="0115a8e6" style:font-size-asian="14pt" style:font-weight-asian="bold" style:font-size-complex="14pt" style:font-weight-complex="bold"/>
    </style:style>
    <style:style style:name="P192" style:family="paragraph" style:parent-style-name="Standard">
      <style:paragraph-properties fo:text-align="justify" style:justify-single-word="false"/>
      <style:text-properties fo:font-size="14pt" fo:font-style="normal" fo:font-weight="bold" officeooo:rsid="00384103" officeooo:paragraph-rsid="00384103" style:font-size-asian="14pt" style:font-style-asian="normal" style:font-weight-asian="bold" style:font-size-complex="14pt" style:font-style-complex="normal" style:font-weight-complex="bold"/>
    </style:style>
    <style:style style:name="P193" style:family="paragraph" style:parent-style-name="Standard">
      <style:paragraph-properties fo:text-align="justify" style:justify-single-word="false"/>
      <style:text-properties fo:font-size="14pt" fo:font-style="normal" fo:font-weight="bold" officeooo:rsid="00393f3e" officeooo:paragraph-rsid="00393f3e" style:font-size-asian="14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fo:font-size="14pt" fo:font-style="normal" fo:font-weight="bold" officeooo:rsid="003a4450" officeooo:paragraph-rsid="003a4450"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fo:font-size="14pt" fo:font-style="normal" fo:font-weight="bold" officeooo:rsid="003bedbe" officeooo:paragraph-rsid="003bedbe"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fo:font-size="14pt" fo:font-style="normal" fo:font-weight="bold" officeooo:rsid="003ed27a" officeooo:paragraph-rsid="003ed27a" style:font-size-asian="14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fo:font-size="14pt" fo:font-style="normal" fo:font-weight="bold" officeooo:rsid="00412525" officeooo:paragraph-rsid="00412525" style:font-size-asian="14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fo:font-size="14pt" fo:font-style="normal" fo:font-weight="bold" officeooo:rsid="0045aea6" officeooo:paragraph-rsid="0045aea6"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fo:font-size="14pt" fo:font-style="normal" fo:font-weight="bold" officeooo:rsid="00493c45" officeooo:paragraph-rsid="00493c45" style:font-size-asian="14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style:text-properties fo:font-size="14pt" fo:font-style="normal" fo:font-weight="bold" officeooo:rsid="004fa7fa" officeooo:paragraph-rsid="004fa7fa" style:font-size-asian="14pt" style:font-style-asian="normal" style:font-weight-asian="bold" style:font-size-complex="14pt" style:font-style-complex="normal" style:font-weight-complex="bold"/>
    </style:style>
    <style:style style:name="P201" style:family="paragraph" style:parent-style-name="Standard">
      <style:paragraph-properties fo:text-align="justify" style:justify-single-word="false"/>
      <style:text-properties fo:font-size="14pt" fo:font-style="normal" fo:font-weight="bold" officeooo:rsid="005b6aa7" officeooo:paragraph-rsid="005b6aa7" style:font-size-asian="14pt" style:font-style-asian="normal" style:font-weight-asian="bold" style:font-size-complex="14pt" style:font-style-complex="normal" style:font-weight-complex="bold"/>
    </style:style>
    <style:style style:name="P202" style:family="paragraph" style:parent-style-name="Standard">
      <style:paragraph-properties fo:text-align="justify" style:justify-single-word="false"/>
      <style:text-properties fo:font-size="14pt" fo:font-style="normal" fo:font-weight="bold" officeooo:rsid="00601a7d" officeooo:paragraph-rsid="00601a7d" style:font-size-asian="14pt" style:font-style-asian="normal" style:font-weight-asian="bold" style:font-size-complex="14pt" style:font-style-complex="normal" style:font-weight-complex="bold"/>
    </style:style>
    <style:style style:name="P203" style:family="paragraph" style:parent-style-name="Standard">
      <style:paragraph-properties fo:text-align="justify" style:justify-single-word="false"/>
      <style:text-properties fo:font-size="14pt" fo:font-style="normal" fo:font-weight="bold" officeooo:rsid="0061be5c" officeooo:paragraph-rsid="0061be5c" style:font-size-asian="14pt" style:font-style-asian="normal" style:font-weight-asian="bold" style:font-size-complex="14pt" style:font-style-complex="normal" style:font-weight-complex="bold"/>
    </style:style>
    <style:style style:name="P204" style:family="paragraph" style:parent-style-name="Standard">
      <style:paragraph-properties fo:text-align="justify" style:justify-single-word="false"/>
      <style:text-properties fo:font-size="14pt" fo:font-style="normal" fo:font-weight="bold" officeooo:rsid="00662219" officeooo:paragraph-rsid="00662219" style:font-size-asian="14pt" style:font-style-asian="normal" style:font-weight-asian="bold" style:font-size-complex="14pt" style:font-style-complex="normal" style:font-weight-complex="bold"/>
    </style:style>
    <style:style style:name="P205" style:family="paragraph" style:parent-style-name="Standard">
      <style:paragraph-properties fo:text-align="justify" style:justify-single-word="false"/>
      <style:text-properties fo:font-size="14pt" fo:font-style="normal" fo:font-weight="bold" officeooo:rsid="006ac0d4" officeooo:paragraph-rsid="006ac0d4" style:font-size-asian="14pt" style:font-style-asian="normal" style:font-weight-asian="bold" style:font-size-complex="14pt" style:font-style-complex="normal" style:font-weight-complex="bold"/>
    </style:style>
    <style:style style:name="P206" style:family="paragraph" style:parent-style-name="Standard">
      <style:paragraph-properties fo:text-align="justify" style:justify-single-word="false"/>
      <style:text-properties fo:font-size="14pt" fo:font-style="normal" fo:font-weight="bold" officeooo:rsid="006d064a" officeooo:paragraph-rsid="006d064a" style:font-size-asian="14pt" style:font-style-asian="normal" style:font-weight-asian="bold" style:font-size-complex="14pt" style:font-style-complex="normal" style:font-weight-complex="bold"/>
    </style:style>
    <style:style style:name="P207" style:family="paragraph" style:parent-style-name="Standard">
      <style:paragraph-properties fo:text-align="justify" style:justify-single-word="false"/>
      <style:text-properties fo:font-size="14pt" fo:font-style="normal" fo:font-weight="bold" officeooo:rsid="00703be5" officeooo:paragraph-rsid="00703be5" style:font-size-asian="14pt" style:font-style-asian="normal" style:font-weight-asian="bold" style:font-size-complex="14pt" style:font-style-complex="normal" style:font-weight-complex="bold"/>
    </style:style>
    <style:style style:name="P208" style:family="paragraph" style:parent-style-name="Standard">
      <style:paragraph-properties fo:text-align="justify" style:justify-single-word="false"/>
      <style:text-properties fo:font-size="14pt" fo:font-style="normal" fo:font-weight="bold" officeooo:rsid="0072c19a" officeooo:paragraph-rsid="0072c19a" style:font-size-asian="14pt" style:font-style-asian="normal" style:font-weight-asian="bold" style:font-size-complex="14pt" style:font-style-complex="normal" style:font-weight-complex="bold"/>
    </style:style>
    <style:style style:name="P209" style:family="paragraph" style:parent-style-name="Standard">
      <style:paragraph-properties fo:text-align="justify" style:justify-single-word="false"/>
      <style:text-properties fo:font-size="14pt" fo:font-style="normal" fo:font-weight="bold" officeooo:rsid="00749f8e" officeooo:paragraph-rsid="00749f8e" style:font-size-asian="14pt" style:font-style-asian="normal" style:font-weight-asian="bold" style:font-size-complex="14pt" style:font-style-complex="normal" style:font-weight-complex="bold"/>
    </style:style>
    <style:style style:name="P210" style:family="paragraph" style:parent-style-name="Standard">
      <style:paragraph-properties fo:text-align="justify" style:justify-single-word="false"/>
      <style:text-properties fo:font-size="14pt" fo:font-style="normal" fo:font-weight="bold" officeooo:rsid="0078719c" officeooo:paragraph-rsid="0078719c" style:font-size-asian="14pt" style:font-style-asian="normal" style:font-weight-asian="bold" style:font-size-complex="14pt" style:font-style-complex="normal" style:font-weight-complex="bold"/>
    </style:style>
    <style:style style:name="P211" style:family="paragraph" style:parent-style-name="Standard">
      <style:paragraph-properties fo:text-align="justify" style:justify-single-word="false"/>
      <style:text-properties fo:font-size="14pt" fo:font-style="normal" fo:font-weight="bold" officeooo:rsid="00796e60" officeooo:paragraph-rsid="00796e60" style:font-size-asian="14pt" style:font-style-asian="normal" style:font-weight-asian="bold" style:font-size-complex="14pt" style:font-style-complex="normal" style:font-weight-complex="bold"/>
    </style:style>
    <style:style style:name="P212" style:family="paragraph" style:parent-style-name="Standard">
      <style:paragraph-properties fo:text-align="justify" style:justify-single-word="false"/>
      <style:text-properties fo:font-size="14pt" fo:font-style="normal" fo:font-weight="bold" officeooo:rsid="0081703b" officeooo:paragraph-rsid="0081703b" style:font-size-asian="14pt" style:font-style-asian="normal" style:font-weight-asian="bold" style:font-size-complex="14pt" style:font-style-complex="normal" style:font-weight-complex="bold"/>
    </style:style>
    <style:style style:name="P213" style:family="paragraph" style:parent-style-name="Standard">
      <style:paragraph-properties fo:text-align="justify" style:justify-single-word="false"/>
      <style:text-properties fo:font-size="14pt" fo:font-style="normal" fo:font-weight="bold" officeooo:rsid="0089afcb" officeooo:paragraph-rsid="0089afcb" style:font-size-asian="14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fo:font-size="14pt" fo:font-style="normal" fo:font-weight="bold" officeooo:rsid="008dfaba" officeooo:paragraph-rsid="008dfaba" style:font-size-asian="14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fo:font-size="14pt" fo:font-style="normal" fo:font-weight="bold" officeooo:rsid="009091bc" officeooo:paragraph-rsid="009091bc" style:font-size-asian="14pt" style:font-style-asian="normal" style:font-weight-asian="bold" style:font-size-complex="14pt" style:font-style-complex="normal" style:font-weight-complex="bold"/>
    </style:style>
    <style:style style:name="P216" style:family="paragraph" style:parent-style-name="Standard">
      <style:paragraph-properties fo:text-align="justify" style:justify-single-word="false"/>
      <style:text-properties fo:font-size="14pt" fo:font-style="normal" fo:font-weight="bold" officeooo:rsid="0098046a" officeooo:paragraph-rsid="0098046a" style:font-size-asian="14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fo:font-size="14pt" fo:font-style="normal" fo:font-weight="bold" officeooo:rsid="009c5247" officeooo:paragraph-rsid="009c5247" style:font-size-asian="14pt" style:font-style-asian="normal" style:font-weight-asian="bold" style:font-size-complex="14pt" style:font-style-complex="normal" style:font-weight-complex="bold"/>
    </style:style>
    <style:style style:name="P218" style:family="paragraph" style:parent-style-name="Standard">
      <style:paragraph-properties fo:text-align="justify" style:justify-single-word="false"/>
      <style:text-properties fo:font-size="14pt" fo:font-style="normal" fo:font-weight="bold" officeooo:rsid="00a165de" officeooo:paragraph-rsid="00a165de" style:font-size-asian="14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fo:font-size="14pt" fo:font-style="normal" fo:font-weight="bold" officeooo:rsid="00c6c039" officeooo:paragraph-rsid="00c6c039" style:font-size-asian="14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fo:font-size="14pt" fo:font-style="normal" fo:font-weight="bold" officeooo:rsid="00ca5da2" officeooo:paragraph-rsid="00ca5da2" style:font-size-asian="14pt" style:font-style-asian="normal" style:font-weight-asian="bold" style:font-size-complex="14pt" style:font-style-complex="normal" style:font-weight-complex="bold"/>
    </style:style>
    <style:style style:name="P221" style:family="paragraph" style:parent-style-name="Standard">
      <style:paragraph-properties fo:text-align="justify" style:justify-single-word="false"/>
      <style:text-properties fo:font-size="14pt" fo:font-style="normal" fo:font-weight="bold" officeooo:rsid="00dd750e" officeooo:paragraph-rsid="00dd750e" style:font-size-asian="14pt" style:font-style-asian="normal" style:font-weight-asian="bold" style:font-size-complex="14pt" style:font-style-complex="normal" style:font-weight-complex="bold"/>
    </style:style>
    <style:style style:name="P222" style:family="paragraph" style:parent-style-name="Standard">
      <style:paragraph-properties fo:text-align="justify" style:justify-single-word="false"/>
      <style:text-properties fo:font-size="14pt" fo:font-style="normal" fo:font-weight="bold" officeooo:rsid="00cd7bdd" officeooo:paragraph-rsid="00cd7bdd"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fo:font-size="14pt" fo:font-style="normal" fo:font-weight="bold" officeooo:rsid="00e43a88" officeooo:paragraph-rsid="00e43a88" style:font-size-asian="14pt" style:font-style-asian="normal" style:font-weight-asian="bold" style:font-size-complex="14pt" style:font-style-complex="normal" style:font-weight-complex="bold"/>
    </style:style>
    <style:style style:name="P224" style:family="paragraph" style:parent-style-name="Standard">
      <style:paragraph-properties fo:text-align="justify" style:justify-single-word="false"/>
      <style:text-properties fo:font-size="14pt" fo:font-style="normal" fo:font-weight="bold" officeooo:rsid="00e66d22" officeooo:paragraph-rsid="00e66d22" style:font-size-asian="14pt" style:font-style-asian="normal" style:font-weight-asian="bold" style:font-size-complex="14pt" style:font-style-complex="normal" style:font-weight-complex="bold"/>
    </style:style>
    <style:style style:name="P225" style:family="paragraph" style:parent-style-name="Standard">
      <style:paragraph-properties fo:text-align="justify" style:justify-single-word="false"/>
      <style:text-properties fo:font-size="14pt" fo:font-style="normal" fo:font-weight="bold" officeooo:rsid="00ea829a" officeooo:paragraph-rsid="00ea829a" style:font-size-asian="14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style:text-properties fo:font-size="14pt" fo:font-style="normal" fo:font-weight="bold" officeooo:rsid="00f94734" officeooo:paragraph-rsid="0115a8e6" style:font-size-asian="14pt" style:font-style-asian="normal" style:font-weight-asian="bold" style:font-size-complex="14pt" style:font-style-complex="normal" style:font-weight-complex="bold"/>
    </style:style>
    <style:style style:name="P227" style:family="paragraph" style:parent-style-name="Standard">
      <style:paragraph-properties fo:text-align="justify" style:justify-single-word="false"/>
      <style:text-properties fo:font-size="14pt" fo:font-style="normal" fo:font-weight="bold" officeooo:rsid="00fb3b14" officeooo:paragraph-rsid="0115a8e6" style:font-size-asian="14pt" style:font-style-asian="normal" style:font-weight-asian="bold" style:font-size-complex="14pt" style:font-style-complex="normal" style:font-weight-complex="bold"/>
    </style:style>
    <style:style style:name="P228" style:family="paragraph" style:parent-style-name="Standard">
      <style:paragraph-properties fo:text-align="center" style:justify-single-word="false"/>
      <style:text-properties fo:font-size="22pt" style:text-underline-style="solid" style:text-underline-type="double" style:text-underline-width="auto" style:text-underline-color="font-color" fo:font-weight="bold" officeooo:rsid="01083502" officeooo:paragraph-rsid="01083502" style:font-size-asian="22pt" style:font-weight-asian="bold" style:font-size-complex="22pt" style:font-weight-complex="bold"/>
    </style:style>
    <style:style style:name="P229" style:family="paragraph" style:parent-style-name="Standard">
      <style:paragraph-properties fo:line-height="150%" fo:text-align="justify" style:justify-single-word="false"/>
      <style:text-properties style:font-name="Times New Roman" fo:font-size="12pt"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0" style:family="paragraph" style:parent-style-name="Standard">
      <style:paragraph-properties fo:text-align="justify" style:justify-single-word="false"/>
      <style:text-properties style:font-name="Times New Roman" officeooo:rsid="01061e67" officeooo:paragraph-rsid="01061e67"/>
    </style:style>
    <style:style style:name="P231" style:family="paragraph" style:parent-style-name="Standard">
      <style:paragraph-properties fo:line-height="100%" fo:text-align="justify" style:justify-single-word="false"/>
      <style:text-properties style:font-name="Times New Roman" officeooo:rsid="01061e67" officeooo:paragraph-rsid="01061e67"/>
    </style:style>
    <style:style style:name="P232" style:family="paragraph" style:parent-style-name="Standard">
      <style:paragraph-properties fo:text-align="justify" style:justify-single-word="false"/>
      <style:text-properties style:font-name="Times New Roman" fo:font-style="italic" officeooo:rsid="01061e67" officeooo:paragraph-rsid="01061e67" style:font-style-asian="italic" style:font-style-complex="italic"/>
    </style:style>
    <style:style style:name="P233"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normal" fo:font-weight="normal" officeooo:rsid="01097329" officeooo:paragraph-rsid="01097329" style:font-size-asian="12pt" style:font-style-asian="italic" style:font-weight-asian="normal" style:font-size-complex="12pt" style:font-style-complex="italic" style:font-weight-complex="normal"/>
    </style:style>
    <style:style style:name="P234"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5" style:family="paragraph" style:parent-style-name="Standard">
      <style:paragraph-properties fo:line-height="150%" fo:text-align="justify"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6" style:family="paragraph" style:parent-style-name="Standard">
      <style:paragraph-properties fo:text-align="justify" style:justify-single-word="false" fo:break-before="page"/>
      <style:text-properties officeooo:rsid="01002862" officeooo:paragraph-rsid="01002862"/>
    </style:style>
    <style:style style:name="P237" style:family="paragraph" style:parent-style-name="Standard">
      <style:paragraph-properties fo:text-align="justify" style:justify-single-word="false" fo:break-before="page"/>
      <style:text-properties fo:font-size="14pt" fo:font-weight="bold" officeooo:rsid="0105245a" officeooo:paragraph-rsid="0105245a" style:font-size-asian="14pt" style:font-weight-asian="bold" style:font-size-complex="14pt" style:font-weight-complex="bold"/>
    </style:style>
    <style:style style:name="P238" style:family="paragraph" style:parent-style-name="Standard">
      <style:paragraph-properties fo:text-align="justify" style:justify-single-word="false" fo:break-before="page"/>
      <style:text-properties fo:font-size="14pt" fo:font-style="normal" fo:font-weight="bold" officeooo:rsid="005a24c4" officeooo:paragraph-rsid="005a24c4" style:font-size-asian="14pt" style:font-style-asian="normal" style:font-weight-asian="bold" style:font-size-complex="14pt" style:font-style-complex="normal" style:font-weight-complex="bold"/>
    </style:style>
    <style:style style:name="P239" style:family="paragraph" style:parent-style-name="Standard">
      <style:paragraph-properties fo:text-align="justify" style:justify-single-word="false" fo:break-before="page"/>
      <style:text-properties fo:font-size="14pt" fo:font-style="normal" fo:font-weight="bold" officeooo:rsid="01002862" officeooo:paragraph-rsid="01002862" style:font-size-asian="14pt" style:font-style-asian="normal" style:font-weight-asian="bold" style:font-size-complex="14pt" style:font-style-complex="normal" style:font-weight-complex="bold"/>
    </style:style>
    <style:style style:name="P240" style:family="paragraph" style:parent-style-name="Standard">
      <style:paragraph-properties fo:text-align="center" style:justify-single-word="false" fo:break-before="page"/>
      <style:text-properties style:font-name="Times New Roman" fo:font-size="12pt" fo:font-style="italic" fo:font-weight="bold" officeooo:rsid="01097329" officeooo:paragraph-rsid="01097329" style:font-size-asian="12pt" style:font-style-asian="italic" style:font-weight-asian="bold" style:font-size-complex="12pt" style:font-style-complex="italic" style:font-weight-complex="bold"/>
    </style:style>
    <style:style style:name="P241" style:family="paragraph" style:parent-style-name="Standard">
      <style:paragraph-properties fo:text-align="justify" style:justify-single-word="false" fo:break-before="page"/>
      <style:text-properties style:font-name="Times New Roman" fo:font-size="14pt" fo:font-weight="bold" officeooo:rsid="01061e67" officeooo:paragraph-rsid="01061e67" style:font-size-asian="14pt" style:font-weight-asian="bold" style:font-size-complex="14pt" style:font-weight-complex="bold"/>
    </style:style>
    <style:style style:name="P242"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097329" style:font-style-asian="italic" style:font-style-complex="italic"/>
    </style:style>
    <style:style style:name="P243"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1c81ec" style:font-style-asian="italic" style:font-style-complex="italic"/>
    </style:style>
    <style:style style:name="P244" style:family="paragraph" style:parent-style-name="Preformatted_20_Text">
      <style:paragraph-properties fo:line-height="100%" fo:text-align="justify" style:justify-single-word="false"/>
      <style:text-properties fo:font-variant="normal" fo:text-transform="none" fo:color="#212121" style:font-name="Times New Roman" fo:font-size="12pt" fo:letter-spacing="normal" fo:language="de" fo:country="DE" fo:font-style="normal" fo:font-weight="normal" officeooo:rsid="01061e67" officeooo:paragraph-rsid="01061e67"/>
    </style:style>
    <style:style style:name="P245" style:family="paragraph" style:parent-style-name="Preformatted_20_Text">
      <loext:graphic-properties draw:fill="solid" draw:fill-color="#ffffff" draw:opacity="100%"/>
      <style:paragraph-properties fo:margin-top="0in" fo:margin-bottom="0in" loext:contextual-spacing="false" fo:line-height="150%" fo:text-align="center"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6" style:family="paragraph" style:parent-style-name="Preformatted_20_Text">
      <loext:graphic-properties draw:fill="solid" draw:fill-color="#ffffff" draw:opacity="100%"/>
      <style:paragraph-properties fo:margin-top="0in" fo:margin-bottom="0in" loext:contextual-spacing="false" fo:line-height="150%" fo:text-align="justify"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7" style:family="paragraph" style:parent-style-name="Preformatted_20_Text">
      <loext:graphic-properties draw:fill="solid" draw:fill-color="#ffffff" draw:opacity="100%"/>
      <style:paragraph-properties fo:margin-top="0in" fo:margin-bottom="0in" loext:contextual-spacing="false" fo:line-height="100%" fo:text-align="start"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normal" fo:font-weight="normal"/>
    </style:style>
    <style:style style:name="P248" style:family="paragraph" style:parent-style-name="Standard">
      <style:paragraph-properties fo:text-align="justify" style:justify-single-word="false"/>
      <style:text-properties fo:font-style="normal" fo:font-weight="bold" officeooo:rsid="00991475" officeooo:paragraph-rsid="00991475" style:font-style-asian="normal" style:font-weight-asian="bold" style:font-style-complex="normal" style:font-weight-complex="bold"/>
    </style:style>
    <style:style style:name="T1" style:family="text">
      <style:text-properties officeooo:rsid="000d6859"/>
    </style:style>
    <style:style style:name="T2" style:family="text">
      <style:text-properties officeooo:rsid="000d8ce9"/>
    </style:style>
    <style:style style:name="T3" style:family="text">
      <style:text-properties officeooo:rsid="0010424c"/>
    </style:style>
    <style:style style:name="T4" style:family="text">
      <style:text-properties officeooo:rsid="001192e4"/>
    </style:style>
    <style:style style:name="T5" style:family="text">
      <style:text-properties officeooo:rsid="00138e43"/>
    </style:style>
    <style:style style:name="T6" style:family="text">
      <style:text-properties officeooo:rsid="00156059"/>
    </style:style>
    <style:style style:name="T7" style:family="text">
      <style:text-properties fo:font-style="italic" style:font-style-asian="italic" style:font-style-complex="italic"/>
    </style:style>
    <style:style style:name="T8" style:family="text">
      <style:text-properties fo:font-style="italic" officeooo:rsid="005129f1" style:font-style-asian="italic" style:font-style-complex="italic"/>
    </style:style>
    <style:style style:name="T9" style:family="text">
      <style:text-properties fo:font-style="italic" officeooo:rsid="005db622" style:font-style-asian="italic" style:font-style-complex="italic"/>
    </style:style>
    <style:style style:name="T10" style:family="text">
      <style:text-properties fo:font-style="italic" officeooo:rsid="007ffdbd" style:font-style-asian="italic" style:font-style-complex="italic"/>
    </style:style>
    <style:style style:name="T11" style:family="text">
      <style:text-properties fo:font-style="italic" officeooo:rsid="00a01681" style:font-style-asian="italic" style:font-style-complex="italic"/>
    </style:style>
    <style:style style:name="T12" style:family="text">
      <style:text-properties fo:font-style="italic" officeooo:rsid="00b7145f" style:font-style-asian="italic" style:font-style-complex="italic"/>
    </style:style>
    <style:style style:name="T13" style:family="text">
      <style:text-properties fo:font-style="italic" officeooo:rsid="01020499" style:font-style-asian="italic" style:font-style-complex="italic"/>
    </style:style>
    <style:style style:name="T14" style:family="text">
      <style:text-properties fo:font-style="italic" officeooo:rsid="011ee170" style:font-style-asian="italic" style:font-style-complex="italic"/>
    </style:style>
    <style:style style:name="T15" style:family="text">
      <style:text-properties officeooo:rsid="0018e001"/>
    </style:style>
    <style:style style:name="T16" style:family="text">
      <style:text-properties officeooo:rsid="00193836"/>
    </style:style>
    <style:style style:name="T17" style:family="text">
      <style:text-properties officeooo:rsid="001a5d6b"/>
    </style:style>
    <style:style style:name="T18" style:family="text">
      <style:text-properties officeooo:rsid="001a75fc"/>
    </style:style>
    <style:style style:name="T19" style:family="text">
      <style:text-properties officeooo:rsid="001b0993"/>
    </style:style>
    <style:style style:name="T20" style:family="text">
      <style:text-properties officeooo:rsid="001beb3e"/>
    </style:style>
    <style:style style:name="T21" style:family="text">
      <style:text-properties officeooo:rsid="001d88d4"/>
    </style:style>
    <style:style style:name="T22" style:family="text">
      <style:text-properties officeooo:rsid="001edb4d"/>
    </style:style>
    <style:style style:name="T23" style:family="text">
      <style:text-properties officeooo:rsid="00220529"/>
    </style:style>
    <style:style style:name="T24" style:family="text">
      <style:text-properties officeooo:rsid="0024ced8"/>
    </style:style>
    <style:style style:name="T25" style:family="text">
      <style:text-properties officeooo:rsid="0026cbbb"/>
    </style:style>
    <style:style style:name="T26" style:family="text">
      <style:text-properties officeooo:rsid="002a1aac"/>
    </style:style>
    <style:style style:name="T27" style:family="text">
      <style:text-properties officeooo:rsid="002b39fc"/>
    </style:style>
    <style:style style:name="T28" style:family="text">
      <style:text-properties officeooo:rsid="002ba053"/>
    </style:style>
    <style:style style:name="T29" style:family="text">
      <style:text-properties officeooo:rsid="002d2597"/>
    </style:style>
    <style:style style:name="T30" style:family="text">
      <style:text-properties officeooo:rsid="002edda9"/>
    </style:style>
    <style:style style:name="T31" style:family="text">
      <style:text-properties officeooo:rsid="002f7d46"/>
    </style:style>
    <style:style style:name="T32" style:family="text">
      <style:text-properties officeooo:rsid="00308945"/>
    </style:style>
    <style:style style:name="T33" style:family="text">
      <style:text-properties officeooo:rsid="0033f24e"/>
    </style:style>
    <style:style style:name="T34" style:family="text">
      <style:text-properties officeooo:rsid="00364596"/>
    </style:style>
    <style:style style:name="T35" style:family="text">
      <style:text-properties officeooo:rsid="00372f0b"/>
    </style:style>
    <style:style style:name="T36" style:family="text">
      <style:text-properties officeooo:rsid="00393f3e"/>
    </style:style>
    <style:style style:name="T37" style:family="text">
      <style:text-properties officeooo:rsid="00395553"/>
    </style:style>
    <style:style style:name="T38" style:family="text">
      <style:text-properties officeooo:rsid="003a4450"/>
    </style:style>
    <style:style style:name="T39" style:family="text">
      <style:text-properties officeooo:rsid="003bedbe"/>
    </style:style>
    <style:style style:name="T40" style:family="text">
      <style:text-properties officeooo:rsid="003d71e3"/>
    </style:style>
    <style:style style:name="T41" style:family="text">
      <style:text-properties officeooo:rsid="00412525"/>
    </style:style>
    <style:style style:name="T42" style:family="text">
      <style:text-properties officeooo:rsid="00419ffe"/>
    </style:style>
    <style:style style:name="T43" style:family="text">
      <style:text-properties officeooo:rsid="004348bf"/>
    </style:style>
    <style:style style:name="T44" style:family="text">
      <style:text-properties officeooo:rsid="0044d5a8"/>
    </style:style>
    <style:style style:name="T45" style:family="text">
      <style:text-properties officeooo:rsid="004768fd"/>
    </style:style>
    <style:style style:name="T46" style:family="text">
      <style:text-properties officeooo:rsid="00493c45"/>
    </style:style>
    <style:style style:name="T47" style:family="text">
      <style:text-properties officeooo:rsid="004b2485"/>
    </style:style>
    <style:style style:name="T48" style:family="text">
      <style:text-properties officeooo:rsid="004c687d"/>
    </style:style>
    <style:style style:name="T49" style:family="text">
      <style:text-properties officeooo:rsid="004d4b4c"/>
    </style:style>
    <style:style style:name="T50" style:family="text">
      <style:text-properties officeooo:rsid="004e7194"/>
    </style:style>
    <style:style style:name="T51" style:family="text">
      <style:text-properties officeooo:rsid="005093a4"/>
    </style:style>
    <style:style style:name="T52" style:family="text">
      <style:text-properties officeooo:rsid="005129f1"/>
    </style:style>
    <style:style style:name="T53" style:family="text">
      <style:text-properties officeooo:rsid="005190b6"/>
    </style:style>
    <style:style style:name="T54" style:family="text">
      <style:text-properties officeooo:rsid="00545177"/>
    </style:style>
    <style:style style:name="T55" style:family="text">
      <style:text-properties officeooo:rsid="00562fab"/>
    </style:style>
    <style:style style:name="T56" style:family="text">
      <style:text-properties officeooo:rsid="0056c888"/>
    </style:style>
    <style:style style:name="T57" style:family="text">
      <style:text-properties officeooo:rsid="00574100"/>
    </style:style>
    <style:style style:name="T58" style:family="text">
      <style:text-properties officeooo:rsid="0058ed61"/>
    </style:style>
    <style:style style:name="T59" style:family="text">
      <style:text-properties officeooo:rsid="00592863"/>
    </style:style>
    <style:style style:name="T60" style:family="text">
      <style:text-properties officeooo:rsid="005b6aa7"/>
    </style:style>
    <style:style style:name="T61" style:family="text">
      <style:text-properties officeooo:rsid="005d11ae"/>
    </style:style>
    <style:style style:name="T62" style:family="text">
      <style:text-properties officeooo:rsid="005db622"/>
    </style:style>
    <style:style style:name="T63" style:family="text">
      <style:text-properties officeooo:rsid="00601a7d"/>
    </style:style>
    <style:style style:name="T64" style:family="text">
      <style:text-properties officeooo:rsid="00614306"/>
    </style:style>
    <style:style style:name="T65" style:family="text">
      <style:text-properties officeooo:rsid="0061be5c"/>
    </style:style>
    <style:style style:name="T66" style:family="text">
      <style:text-properties officeooo:rsid="0062bf99"/>
    </style:style>
    <style:style style:name="T67" style:family="text">
      <style:text-properties officeooo:rsid="0064182e"/>
    </style:style>
    <style:style style:name="T68" style:family="text">
      <style:text-properties officeooo:rsid="00659c37"/>
    </style:style>
    <style:style style:name="T69" style:family="text">
      <style:text-properties officeooo:rsid="00666250"/>
    </style:style>
    <style:style style:name="T70" style:family="text">
      <style:text-properties officeooo:rsid="00696572"/>
    </style:style>
    <style:style style:name="T71" style:family="text">
      <style:text-properties officeooo:rsid="00696760"/>
    </style:style>
    <style:style style:name="T72" style:family="text">
      <style:text-properties officeooo:rsid="006ac0d4"/>
    </style:style>
    <style:style style:name="T73" style:family="text">
      <style:text-properties officeooo:rsid="006c2922"/>
    </style:style>
    <style:style style:name="T74" style:family="text">
      <style:text-properties officeooo:rsid="006d064a"/>
    </style:style>
    <style:style style:name="T75" style:family="text">
      <style:text-properties officeooo:rsid="006e854a"/>
    </style:style>
    <style:style style:name="T76" style:family="text">
      <style:text-properties officeooo:rsid="00703be5"/>
    </style:style>
    <style:style style:name="T77" style:family="text">
      <style:text-properties officeooo:rsid="00710fd1"/>
    </style:style>
    <style:style style:name="T78" style:family="text">
      <style:text-properties officeooo:rsid="00730601"/>
    </style:style>
    <style:style style:name="T79" style:family="text">
      <style:text-properties officeooo:rsid="00749f8e"/>
    </style:style>
    <style:style style:name="T80" style:family="text">
      <style:text-properties officeooo:rsid="0074c04a"/>
    </style:style>
    <style:style style:name="T81" style:family="text">
      <style:text-properties officeooo:rsid="0076e71d"/>
    </style:style>
    <style:style style:name="T82" style:family="text">
      <style:text-properties officeooo:rsid="0078719c"/>
    </style:style>
    <style:style style:name="T83" style:family="text">
      <style:text-properties officeooo:rsid="007a7f7d"/>
    </style:style>
    <style:style style:name="T84" style:family="text">
      <style:text-properties officeooo:rsid="007b0a2b"/>
    </style:style>
    <style:style style:name="T85" style:family="text">
      <style:text-properties officeooo:rsid="007b3f0e"/>
    </style:style>
    <style:style style:name="T86" style:family="text">
      <style:text-properties officeooo:rsid="007cd102"/>
    </style:style>
    <style:style style:name="T87" style:family="text">
      <style:text-properties officeooo:rsid="007ffdbd"/>
    </style:style>
    <style:style style:name="T88" style:family="text">
      <style:text-properties officeooo:rsid="0085d55e"/>
    </style:style>
    <style:style style:name="T89" style:family="text">
      <style:text-properties officeooo:rsid="00865198"/>
    </style:style>
    <style:style style:name="T90" style:family="text">
      <style:text-properties officeooo:rsid="0089afcb"/>
    </style:style>
    <style:style style:name="T91" style:family="text">
      <style:text-properties officeooo:rsid="008b152e"/>
    </style:style>
    <style:style style:name="T92" style:family="text">
      <style:text-properties officeooo:rsid="008df8ab"/>
    </style:style>
    <style:style style:name="T93" style:family="text">
      <style:text-properties officeooo:rsid="008f3944"/>
    </style:style>
    <style:style style:name="T94" style:family="text">
      <style:text-properties officeooo:rsid="009091bc"/>
    </style:style>
    <style:style style:name="T95" style:family="text">
      <style:text-properties officeooo:rsid="00913efa"/>
    </style:style>
    <style:style style:name="T96" style:family="text">
      <style:text-properties officeooo:rsid="0094a310"/>
    </style:style>
    <style:style style:name="T97" style:family="text">
      <style:text-properties officeooo:rsid="0096225a"/>
    </style:style>
    <style:style style:name="T98" style:family="text">
      <style:text-properties officeooo:rsid="00991475"/>
    </style:style>
    <style:style style:name="T99" style:family="text">
      <style:text-properties officeooo:rsid="009c5247"/>
    </style:style>
    <style:style style:name="T100" style:family="text">
      <style:text-properties officeooo:rsid="00a01681"/>
    </style:style>
    <style:style style:name="T101" style:family="text">
      <style:text-properties officeooo:rsid="00a0d503"/>
    </style:style>
    <style:style style:name="T102" style:family="text">
      <style:text-properties officeooo:rsid="00a165de"/>
    </style:style>
    <style:style style:name="T103" style:family="text">
      <style:text-properties officeooo:rsid="00a30486"/>
    </style:style>
    <style:style style:name="T104" style:family="text">
      <style:text-properties officeooo:rsid="00a308b2"/>
    </style:style>
    <style:style style:name="T105" style:family="text">
      <style:text-properties officeooo:rsid="00a4ce8d"/>
    </style:style>
    <style:style style:name="T106" style:family="text">
      <style:text-properties officeooo:rsid="00a6a05f"/>
    </style:style>
    <style:style style:name="T107" style:family="text">
      <style:text-properties officeooo:rsid="00a72a6c"/>
    </style:style>
    <style:style style:name="T108" style:family="text">
      <style:text-properties officeooo:rsid="00a7d9f0"/>
    </style:style>
    <style:style style:name="T109" style:family="text">
      <style:text-properties officeooo:rsid="00a87931"/>
    </style:style>
    <style:style style:name="T110" style:family="text">
      <style:text-properties officeooo:rsid="00a92a48"/>
    </style:style>
    <style:style style:name="T111" style:family="text">
      <style:text-properties officeooo:rsid="00aa6311"/>
    </style:style>
    <style:style style:name="T112" style:family="text">
      <style:text-properties officeooo:rsid="00b033c8"/>
    </style:style>
    <style:style style:name="T113" style:family="text">
      <style:text-properties officeooo:rsid="00b2de27"/>
    </style:style>
    <style:style style:name="T114" style:family="text">
      <style:text-properties officeooo:rsid="00b7145f"/>
    </style:style>
    <style:style style:name="T115" style:family="text">
      <style:text-properties officeooo:rsid="00ba5da7"/>
    </style:style>
    <style:style style:name="T116" style:family="text">
      <style:text-properties officeooo:rsid="00bad376"/>
    </style:style>
    <style:style style:name="T117" style:family="text">
      <style:text-properties officeooo:rsid="00be1095"/>
    </style:style>
    <style:style style:name="T118" style:family="text">
      <style:text-properties officeooo:rsid="00bea149"/>
    </style:style>
    <style:style style:name="T119" style:family="text">
      <style:text-properties officeooo:rsid="00c06dd6"/>
    </style:style>
    <style:style style:name="T120" style:family="text">
      <style:text-properties officeooo:rsid="00c26996"/>
    </style:style>
    <style:style style:name="T121" style:family="text">
      <style:text-properties officeooo:rsid="00c2f08d"/>
    </style:style>
    <style:style style:name="T122" style:family="text">
      <style:text-properties officeooo:rsid="00c4dfc0"/>
    </style:style>
    <style:style style:name="T123" style:family="text">
      <style:text-properties officeooo:rsid="00c82031"/>
    </style:style>
    <style:style style:name="T124" style:family="text">
      <style:text-properties officeooo:rsid="00c98e91"/>
    </style:style>
    <style:style style:name="T125" style:family="text">
      <style:text-properties officeooo:rsid="00ca5da2"/>
    </style:style>
    <style:style style:name="T126" style:family="text">
      <style:text-properties officeooo:rsid="00cbadc9"/>
    </style:style>
    <style:style style:name="T127" style:family="text">
      <style:text-properties officeooo:rsid="00cf432a"/>
    </style:style>
    <style:style style:name="T128" style:family="text">
      <style:text-properties officeooo:rsid="00cf738c"/>
    </style:style>
    <style:style style:name="T129" style:family="text">
      <style:text-properties officeooo:rsid="00d13d93"/>
    </style:style>
    <style:style style:name="T130" style:family="text">
      <style:text-properties officeooo:rsid="00d2fda3"/>
    </style:style>
    <style:style style:name="T131" style:family="text">
      <style:text-properties officeooo:rsid="00d338e1"/>
    </style:style>
    <style:style style:name="T132" style:family="text">
      <style:text-properties officeooo:rsid="00d3c489"/>
    </style:style>
    <style:style style:name="T133" style:family="text">
      <style:text-properties fo:font-style="normal" fo:font-weight="normal" officeooo:rsid="00dd750e" style:font-style-asian="normal" style:font-weight-asian="normal" style:font-style-complex="normal" style:font-weight-complex="normal"/>
    </style:style>
    <style:style style:name="T134" style:family="text">
      <style:text-properties fo:font-style="normal" fo:font-weight="normal" officeooo:rsid="00e004c9" style:font-style-asian="normal" style:font-weight-asian="normal" style:font-style-complex="normal" style:font-weight-complex="normal"/>
    </style:style>
    <style:style style:name="T135" style:family="text">
      <style:text-properties fo:font-style="normal" fo:font-weight="normal" officeooo:rsid="00e1ea52" style:font-style-asian="normal" style:font-weight-asian="normal" style:font-style-complex="normal" style:font-weight-complex="normal"/>
    </style:style>
    <style:style style:name="T136" style:family="text">
      <style:text-properties fo:font-style="normal" fo:font-weight="normal" officeooo:rsid="00e21039" style:font-style-asian="normal" style:font-weight-asian="normal" style:font-style-complex="normal" style:font-weight-complex="normal"/>
    </style:style>
    <style:style style:name="T137" style:family="text">
      <style:text-properties fo:font-style="normal" fo:font-weight="normal" officeooo:rsid="00749f8e" style:font-style-asian="normal" style:font-weight-asian="normal" style:font-style-complex="normal" style:font-weight-complex="normal"/>
    </style:style>
    <style:style style:name="T138" style:family="text">
      <style:text-properties fo:font-style="normal" fo:font-weight="normal" officeooo:rsid="00f451ae" style:font-style-asian="normal" style:font-weight-asian="normal" style:font-style-complex="normal" style:font-weight-complex="normal"/>
    </style:style>
    <style:style style:name="T139" style:family="text">
      <style:text-properties officeooo:rsid="00d5fc78"/>
    </style:style>
    <style:style style:name="T140" style:family="text">
      <style:text-properties officeooo:rsid="00d6477e"/>
    </style:style>
    <style:style style:name="T141" style:family="text">
      <style:text-properties officeooo:rsid="00d78150"/>
    </style:style>
    <style:style style:name="T142" style:family="text">
      <style:text-properties officeooo:rsid="00d81ca5"/>
    </style:style>
    <style:style style:name="T143" style:family="text">
      <style:text-properties officeooo:rsid="00d9a2a9"/>
    </style:style>
    <style:style style:name="T144" style:family="text">
      <style:text-properties officeooo:rsid="00da9ea4"/>
    </style:style>
    <style:style style:name="T145" style:family="text">
      <style:text-properties officeooo:rsid="00dc0de6"/>
    </style:style>
    <style:style style:name="T146" style:family="text">
      <style:text-properties officeooo:rsid="00dd9300"/>
    </style:style>
    <style:style style:name="T147" style:family="text">
      <style:text-properties officeooo:rsid="00df07d6"/>
    </style:style>
    <style:style style:name="T148" style:family="text">
      <style:text-properties officeooo:rsid="00df1c30"/>
    </style:style>
    <style:style style:name="T149" style:family="text">
      <style:text-properties officeooo:rsid="00dfd43b"/>
    </style:style>
    <style:style style:name="T150" style:family="text">
      <style:text-properties officeooo:rsid="00e004c9"/>
    </style:style>
    <style:style style:name="T151" style:family="text">
      <style:text-properties officeooo:rsid="00e21039"/>
    </style:style>
    <style:style style:name="T152" style:family="text">
      <style:text-properties officeooo:rsid="00e24dfc"/>
    </style:style>
    <style:style style:name="T153" style:family="text">
      <style:text-properties officeooo:rsid="00e39fd2"/>
    </style:style>
    <style:style style:name="T154" style:family="text">
      <style:text-properties officeooo:rsid="00e43a88"/>
    </style:style>
    <style:style style:name="T155" style:family="text">
      <style:text-properties officeooo:rsid="00e4d11d"/>
    </style:style>
    <style:style style:name="T156" style:family="text">
      <style:text-properties officeooo:rsid="00e66d22"/>
    </style:style>
    <style:style style:name="T157" style:family="text">
      <style:text-properties officeooo:rsid="00e6f3b3"/>
    </style:style>
    <style:style style:name="T158" style:family="text">
      <style:text-properties officeooo:rsid="00e871f6"/>
    </style:style>
    <style:style style:name="T159" style:family="text">
      <style:text-properties officeooo:rsid="00e90d8f"/>
    </style:style>
    <style:style style:name="T160" style:family="text">
      <style:text-properties officeooo:rsid="00ea829a"/>
    </style:style>
    <style:style style:name="T161" style:family="text">
      <style:text-properties officeooo:rsid="00ec49c8"/>
    </style:style>
    <style:style style:name="T162" style:family="text">
      <style:text-properties officeooo:rsid="00edfe36"/>
    </style:style>
    <style:style style:name="T163" style:family="text">
      <style:text-properties officeooo:rsid="00ef7e92"/>
    </style:style>
    <style:style style:name="T164" style:family="text">
      <style:text-properties officeooo:rsid="00f14572"/>
    </style:style>
    <style:style style:name="T165" style:family="text">
      <style:text-properties officeooo:rsid="00f65cce"/>
    </style:style>
    <style:style style:name="T166" style:family="text">
      <style:text-properties officeooo:rsid="00fb3b14"/>
    </style:style>
    <style:style style:name="T167" style:family="text">
      <style:text-properties officeooo:rsid="00fb78aa"/>
    </style:style>
    <style:style style:name="T168" style:family="text">
      <style:text-properties officeooo:rsid="00fca5a9"/>
    </style:style>
    <style:style style:name="T169" style:family="text">
      <style:text-properties officeooo:rsid="00fe23a4"/>
    </style:style>
    <style:style style:name="T170" style:family="text">
      <style:text-properties officeooo:rsid="00feb155"/>
    </style:style>
    <style:style style:name="T171" style:family="text">
      <style:text-properties officeooo:rsid="00fedfbe"/>
    </style:style>
    <style:style style:name="T172" style:family="text">
      <style:text-properties officeooo:rsid="00ffdae2"/>
    </style:style>
    <style:style style:name="T173" style:family="text">
      <style:text-properties officeooo:rsid="01002862"/>
    </style:style>
    <style:style style:name="T174" style:family="text">
      <style:text-properties officeooo:rsid="01020499"/>
    </style:style>
    <style:style style:name="T175" style:family="text">
      <style:text-properties officeooo:rsid="01035e15"/>
    </style:style>
    <style:style style:name="T176" style:family="text">
      <style:text-properties officeooo:rsid="0105245a"/>
    </style:style>
    <style:style style:name="T177" style:family="text">
      <style:text-properties fo:font-size="14pt" fo:font-weight="bold" style:font-size-asian="14pt" style:font-weight-asian="bold" style:font-size-complex="14pt" style:font-weight-complex="bold"/>
    </style:style>
    <style:style style:name="T178" style:family="text">
      <style:text-properties fo:font-size="14pt" style:font-size-asian="14pt" style:font-size-complex="14pt"/>
    </style:style>
    <style:style style:name="T179" style:family="text">
      <style:text-properties officeooo:rsid="0107eeac"/>
    </style:style>
    <style:style style:name="T180" style:family="text">
      <style:text-properties fo:font-variant="normal" fo:text-transform="none" fo:color="#212121" fo:letter-spacing="normal"/>
    </style:style>
    <style:style style:name="T181" style:family="text">
      <style:text-properties fo:font-variant="normal" fo:text-transform="none" fo:color="#212121" fo:letter-spacing="normal" officeooo:rsid="011ed1dc"/>
    </style:style>
    <style:style style:name="T182" style:family="text">
      <style:text-properties fo:font-variant="normal" fo:text-transform="none" fo:color="#212121" fo:font-size="12pt" fo:letter-spacing="normal" fo:font-style="normal" fo:font-weight="normal"/>
    </style:style>
    <style:style style:name="T183" style:family="text">
      <style:text-properties officeooo:rsid="01097329" style:font-size-asian="12pt" style:font-weight-asian="normal" style:font-size-complex="12pt" style:font-weight-complex="normal"/>
    </style:style>
    <style:style style:name="T184" style:family="text">
      <style:text-properties officeooo:rsid="0109a002" style:font-size-asian="12pt" style:font-weight-asian="normal" style:font-size-complex="12pt" style:font-weight-complex="normal"/>
    </style:style>
    <style:style style:name="T185" style:family="text">
      <style:text-properties officeooo:rsid="0109a002"/>
    </style:style>
    <style:style style:name="T186" style:family="text">
      <style:text-properties officeooo:rsid="010b631f"/>
    </style:style>
    <style:style style:name="T187" style:family="text">
      <style:text-properties officeooo:rsid="010c7676"/>
    </style:style>
    <style:style style:name="T188" style:family="text">
      <style:text-properties officeooo:rsid="010ece71"/>
    </style:style>
    <style:style style:name="T189" style:family="text">
      <style:text-properties officeooo:rsid="010ff3ec"/>
    </style:style>
    <style:style style:name="T190" style:family="text">
      <style:text-properties officeooo:rsid="0111d3a6"/>
    </style:style>
    <style:style style:name="T191" style:family="text">
      <style:text-properties officeooo:rsid="011208e6"/>
    </style:style>
    <style:style style:name="T192" style:family="text">
      <style:text-properties officeooo:rsid="0113a765"/>
    </style:style>
    <style:style style:name="T193" style:family="text">
      <style:text-properties officeooo:rsid="0114d464"/>
    </style:style>
    <style:style style:name="T194" style:family="text">
      <style:text-properties officeooo:rsid="0115a8e6"/>
    </style:style>
    <style:style style:name="T195" style:family="text">
      <style:text-properties fo:font-weight="normal" officeooo:rsid="00749f8e" style:font-weight-asian="normal" style:font-weight-complex="normal"/>
    </style:style>
    <style:style style:name="T196" style:family="text">
      <style:text-properties fo:font-weight="normal" officeooo:rsid="00f451ae" style:font-weight-asian="normal" style:font-weight-complex="normal"/>
    </style:style>
    <style:style style:name="T197" style:family="text">
      <style:text-properties officeooo:rsid="0116ec71"/>
    </style:style>
    <style:style style:name="T198" style:family="text">
      <style:text-properties officeooo:rsid="01181c0b"/>
    </style:style>
    <style:style style:name="T199" style:family="text">
      <style:text-properties fo:font-size="12pt" style:font-size-asian="12pt" style:font-size-complex="12pt"/>
    </style:style>
    <style:style style:name="T200" style:family="text">
      <style:text-properties fo:font-size="12pt" fo:font-style="normal" officeooo:rsid="00fb3b14" style:font-size-asian="12pt" style:font-style-asian="normal" style:font-size-complex="12pt" style:font-style-complex="normal"/>
    </style:style>
    <style:style style:name="T201" style:family="text">
      <style:text-properties fo:font-size="12pt" fo:font-style="normal" officeooo:rsid="01181c0b" style:font-size-asian="12pt" style:font-style-asian="normal" style:font-size-complex="12pt" style:font-style-complex="normal"/>
    </style:style>
    <style:style style:name="T202" style:family="text">
      <style:text-properties officeooo:rsid="011971c6"/>
    </style:style>
    <style:style style:name="T203" style:family="text">
      <style:text-properties officeooo:rsid="011b71be"/>
    </style:style>
    <style:style style:name="T204" style:family="text">
      <style:text-properties officeooo:rsid="011c81ec"/>
    </style:style>
    <style:style style:name="T205" style:family="text">
      <style:text-properties officeooo:rsid="011d804a"/>
    </style:style>
    <style:style style:name="T206" style:family="text">
      <style:text-properties officeooo:rsid="011ee170"/>
    </style:style>
    <style:style style:name="T207" style:family="text">
      <style:text-properties officeooo:rsid="012124e5"/>
    </style:style>
    <style:style style:name="T208" style:family="text">
      <style:text-properties officeooo:rsid="0121a6a4"/>
    </style:style>
    <style:style style:name="T209" style:family="text">
      <style:text-properties officeooo:rsid="01227d61"/>
    </style:style>
    <style:style style:name="T210" style:family="text">
      <style:text-properties officeooo:rsid="01231f62"/>
    </style:style>
    <style:style style:name="T211" style:family="text">
      <style:text-properties officeooo:rsid="012335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text:span text:style-name="T178">Kapitel 4. Erfinder, Disruptor, Außenseiter, und Bitcoin</text:span></text:p>
      <text:p text:style-name="P108"/>
      <text:p text:style-name="P160">Maker Faire; Henry Ford Museum, Detroit Michigan; Juli 2014</text:p>
      <text:p text:style-name="P160"/>
      <text:p text:style-name="P108">Video Link: <text:a xlink:type="simple" xlink:href="https://www.youtube.com/watch?v=LecUjKm408" text:style-name="Internet_20_link" text:visited-style-name="Visited_20_Internet_20_Link">https://www.youtube.com/watch?v=LecUjKm408</text:a> <text:span text:style-name="T12">link dead</text:span></text:p>
      <text:p text:style-name="P108"/>
      <text:p text:style-name="P160">Direkt bevor die Präsentation begann, sahen <text:span text:style-name="T114">die </text:span>Teilnehmer ein Video über die Geschichte des Automobils welches vom Museum <text:span text:style-name="T99">gezeigt wurde. Auf dieses Video wird sich in diesem Talk bezogen.</text:span></text:p>
      <text:p text:style-name="P108"/>
      <text:p text:style-name="P108">Guten morgen. Nun das war ein lustiges Video, nicht? Vor etwa einem Monat <text:s/>habe ich mein Auto für Bitcoin verkauft. Das war eine interessante Erfahrung, eine ganz neue Welt. Wieviele von euch hier haben Bitcoin? Von denen die keine besitzen, wieviele von euch haben von Bitcoin gehört? <text:span text:style-name="T7">95% des Publikums haben von gehört. </text:span>Irgendjemand der noch <text:span text:style-name="T99">nie</text:span> von Bitcoin gehört hat? Okay, großartig, das wird um einiges einfacher als ich gedacht habe.</text:p>
      <text:p text:style-name="P108"/>
      <text:p text:style-name="P217">4.1 Innovation erkennen</text:p>
      <text:p text:style-name="P109"/>
      <text:p text:style-name="P109">Bitcoin ist das Internet des Geldes, aber es ist mehr als das. Für diese Zuhörerschaft speziell und für die Leute hier im Maker Faire sind, möchte ich über Bitcoin aus der Perspektive der Außenseiter der Verrückten, der Freaks sprechen. Derer Leute die sich weigern zu Denken wie alle anderen. <text:span text:style-name="T100">Die Leute die halb-funktionierende, elegante Technologie sehen dabei aber nicht auf den </text:span><text:span text:style-name="T11">halb-funktionierenden</text:span><text:span text:style-name="T100"> sondern den </text:span><text:span text:style-name="T11">eleganten</text:span><text:span text:style-name="T100"> Teil blicken. Sie erkennen Innovation, nicht nur Monate oder Jahre früher als Andere allerdings auch manchmal ein Jahrzent früher als Andere. Das ist die Sorte Mensch welche in die Maker Faire kommt. Und es ist ein großartiger Ort um ein Gespräch über Bitcoin zu beginnen.</text:span></text:p>
      <text:p text:style-name="P109"/>
      <text:p text:style-name="P110">Bitcoin ist <text:span text:style-name="T101">unvorhersehbar</text:span> Bitcoin ist nicht Geld wie wir es kennen. Bitcoin dürfte nicht hier sein. Bitcoin hat in Wirklichkeit keine Chancen auf Erfolg. Es <text:s/>kann <text:span text:style-name="T101">unmöglich</text:span> funktionieren. Es ist eines dieser Dinge <text:span text:style-name="T101">das</text:span> in der Theorie nicht funktionier<text:span text:style-name="T101">t</text:span>, aber <text:span text:style-name="T101">es</text:span> funktionier<text:span text:style-name="T101">t</text:span> in der Praxis. Wie Wikipedia. Wie Linux. Wie das Internet. Verrückte Ideen von Leuten mit Pferdeschwanz <text:span text:style-name="T101">und Nackenbärte. Verrückte denen niemand wirklich vertraut.</text:span></text:p>
      <text:p text:style-name="P109"/>
      <text:p text:style-name="P161">"Bitcoin ist <text:span text:style-name="T101">unvorhersehbar</text:span>. Bitcoin ist nicht Geld wie wir es kennen. Bitcoin dürfte nicht hier sein. Bitcoin hat in Wirklichkeit keine Chancen auf Erfolg. Es <text:s/>kann <text:span text:style-name="T101">unmöglich </text:span>funktionieren. Es ist eines dieser Dinge <text:span text:style-name="T101">das</text:span> in der Theorie nicht funktionier<text:span text:style-name="T101">t</text:span>, aber <text:span text:style-name="T101">es</text:span> funktionier<text:span text:style-name="T101">t</text:span> in der Praxis. Wie Wikipedia. Wie Linux. Wie das Internet."</text:p>
      <text:p text:style-name="P161"/>
      <text:p text:style-name="P111">Bitcoin hat Erfolg weil es funktioniert. Als Technologie ist sie elegant. Ich möchte über das Wesen von Außenseiter sprechen. Darüber in einen Industrie-Sitzungssaal zu gehen und zu sagen "Wisst ihr was? Wir sind dabei alles zu verändern," und man <text:span text:style-name="T102">aus dem Raum gelacht wird. Dann, weitermachen und weitermachen bis sie in der Tat Alles verändern. Das passiert mit Technologie die Ganze Zeit. Wir vergessen es nur. Wir ignorieren es. Wir schreiben die Geschichte mit leuchtenden Begriffen um.</text:span></text:p>
      <text:p text:style-name="P111"/>
      <text:p text:style-name="P218">4.2 Die Gefahren von Automobilen, Elektrizität und Bitcoin</text:p>
      <text:p text:style-name="P112"/>
      <text:p text:style-name="P112">Wir haben gerade ein Video über das frühe Automobil gesehen. Wisst ihr was die Medien damals über das frühe Automobil gesagt haben? Sie haben Autos verhöhnt. Sie haben Autos verspottet. Autos waren langsamer als Pferde. Autos waren ständig kaputt. Autos brauchten teuren Treibstoff den man nicht überall finden konnte. Sie benötigten eine enorme Infrastruktur um zu funktionieren. Die Medien <text:soft-page-break/>konzentrierten sich auf den Teil der Geschichte mit dem sie die meisten Zeitungen verkauften; Autounfälle, von Autos zerfleischte Fußgänger. <text:span text:style-name="T103">Für mehr als zwei Jahrzehnte</text:span></text:p>
      <text:p text:style-name="P112"/>
      <text:p text:style-name="P113">Die Aufregung war so groß, dass 1896 <text:span text:style-name="T126">man </text:span>in Goßbritannien ein Gesetz verabschiedet<text:span text:style-name="T126">e</text:span> <text:span text:style-name="T108">welches</text:span> Red Flag Act <text:span text:style-name="T108">genannt wurde</text:span>. Der Red Flag Act verlangte von jedem Betreiber eines Autos eine <text:span text:style-name="T110">3-Mann starke </text:span>Mannschaft ***von <text:s/>zu haben: ein Fahrer, ein Mechaniker der den ganzen Ablauf betreut (denk <text:span text:style-name="T109">Eisenbahn</text:span>), und der Flagman welcher eine rote Fahne 100 yards vor dem Auto hertragen würde um Fußgänger vor der unaufhaltbaren Ankunft einer höllischen Todesmaschine, <text:span text:style-name="T104">die sie niedermähen wird, zu warnen.</text:span></text:p>
      <text:p text:style-name="P113"/>
      <text:p text:style-name="P116">Ratet was in Großbritannien passiert ist? Sie haben das Rennen in der Automobil-Industrie verloren denn sie betrachteten die Technologie anstatt das Potential zu betrachten, sie erlaubten der Angst über ihre Reaktion zu bestimmen. Sie kreierten eine Umgebung in der Autos nicht die Dinge tun konnten die die ein Auto tun kann. Wenn du Autos zwingst so langsam wie der Fußgänger zu fahren der mit einer Roten Fahne vorläuft, verliert das Auto alle seine Vorteile. Wenn ein Auto eine 3-Mann starke Mannschaft benötigt um es zu betreiben, verliert das Auto all seine Vorteile. Sie nahmen das Auto und versuchten es aus der Perspektive der Eisenbahn und Pferde zu verstehen. Sie scheiterten. Sie haben das Rennen verloren.</text:p>
      <text:p text:style-name="P149"/>
      <text:p text:style-name="P114">Was ihr nicht in diesem Video gesehen habt ist, dass sie bis dahin die Nase vorn<text:span text:style-name="T113">e</text:span> hatten. Die <text:span text:style-name="T113">E</text:span>rsten wirklich praktischen Autos wurden in England gebaut. Sie ha<text:span text:style-name="T113">tten</text:span> das Rennen in der Industriellen-Revolution mit der Dampfmaschine schon gewonnen. <text:span text:style-name="T110">Zu dieser Zeit war England Triebkraft der industriellen Innovation. Sie waren am gewinnen bis sie sich dazu entschieden, dass diese schmutzige Maschine auf einen sehr limitierten Raum und mit einer Reihe von Regeln eingeschränkt werden soll. Sie haben die Gans getötet. Keine goldenen Eier mehr für sie.</text:span></text:p>
      <text:p text:style-name="P114"/>
      <text:p text:style-name="P162">"Die ersten wirklich praktischen Autos wurden in England gebaut... <text:span text:style-name="T110">Zu dieser Zeit war England Triebkraft der industriellen Innovation. Sie waren am gewinnen bis sie sich dazu entschieden, dass diese schmutzige Maschine auf einen sehr limitierten Raum und mit einer Reihe von Regeln beschränkt werden soll."</text:span></text:p>
      <text:p text:style-name="P162"/>
      <text:p text:style-name="P115">Das ist instruktiv denn das passiert wieder und wieder mit Technologie. <text:span text:style-name="T111">Als Elektrizität domestiziert** und Leute begannen ihr Zuhause zu elektrisieren***, glaubt ihr die Medien haben damals angekündigt, "Das ist brillant! Edison ist ein Genie! Das wird die Welt verändern!"? Nein. Was sie gesagt haben war das ist eine gefährliche Technologie die das Zuhause der Menschen niederbrennt. Sie brachten Bericht nach Bericht nach Bericht über Leute die sich gestromt haben oder Häuser die niederbrennen.</text:span></text:p>
      <text:p text:style-name="P115"/>
      <text:p text:style-name="P165">Als Elektrizität domestiziert** und Leute begannen ihr Zuhause zu elektrisieren***, glaubt ihr die Medien haben damals angekündigt, "Das ist brillant! Edison ist ein Genie! Das wird die Welt verändern!"? Nein. Was sie gesagt haben war das ist eine gefährliche Technologie die das Zuhause von Menschen niederbrennt.</text:p>
      <text:p text:style-name="P163"/>
      <text:p text:style-name="P117">Selbstverständlich konntest du Eletrizität nicht wirklich nutzen, da es die komplette Überholung deines Daheims bedeutete. Du musstest Kabeln in deinem Haus verlegen, die Kabel die nicht abbrennen würden. <text:span text:style-name="T117">Du hättest dir spezielle Geräte kaufen müssen die du an diese Kabeln anschließt, bevor kurz darauf dein Haus niederbrennt. </text:span>Nur die Reichen konnten sich das leisten. <text:span text:style-name="T117">Ohne Frage, diese Technologie war eine Affektion der Reichen. Es war eine Spielerei ohne praktischen Nutzen.</text:span></text:p>
      <text:p text:style-name="P117"/>
      <text:p text:style-name="P119">Der Bürgermeister von Paris sagte während der Weltausstellung <text:span text:style-name="T118">von 1900</text:span>: "Nachdem diese <text:soft-page-break/><text:span text:style-name="T118">Ausstellung</text:span> vorbei ist, wird <text:span text:style-name="T118">diese Modeerscheinung der Elektrizität</text:span> so schnell vergessen sein wie die Lichter ausgehen."<text:span text:style-name="T119">In der Technik sind berühmte Zitate nichts Ungewöhnliches, Worte die uns im Rückblick lächerlich erscheinen. Wie der Kopf von IBM der einst sagte: "Ich sehe weltweit <text:s/>keinen Bedarf von mehr als 5 Computern vorraus" Wie die Leute die sagten das Telefon würde nie erfolgreich sein.</text:span></text:p>
      <text:p text:style-name="P119"/>
      <text:p text:style-name="P122">Können sie errahnen was die Leute über Bitcoin sagen? Sie sagen dir das ist eine komische und komplizierte Technologie. Eine Technologie die sich auf Außenseiter, Drogendealer, Pornographen, Terroristen, Diebe und Schwindler ausrichtet.*** Ich sehe keine in diesem Raum aber wir passen besser auf nur für den Fall, dass sie auftauchen.</text:p>
      <text:p text:style-name="P122"/>
      <text:p text:style-name="P122">Selbstverständlich liegen sie falsch. Bitcoin ist nichts dieser Dinge. Bitcoin ist ganz einfach eine Technologie. Technologie findet ihre erste Anwendung oft in den Händen krimineller. Die ersten Autos wurden als Fluchtfahrzeuge verwendet. Die ersten Telefone <text:span text:style-name="T120">wurden </text:span>dafür benützt Verschwörung<text:span text:style-name="T120">en</text:span> <text:span text:style-name="T120">anzuzetteln. <text:s/>Die ersten Faxgeräte wurden für langstrecken Briefbetrügerein und Schneeballsysteme herangezogen. Die erste Art der Elektronik wurde verwendet um medizinischen Schwindel zu betreiben und um Leute zu verarschen.*** Diese Dinge passieren immer mit neuer Technologie und sie passieren mit Bitcoin auch.</text:span></text:p>
      <text:p text:style-name="P122"/>
      <text:p text:style-name="P123">Warum glaubt ihr verwenden Kriminelle Technologie wie diese? Wir könnten es moralisch angehen*** und sich die wesentlichen Ursachen ansehen. Kriminelle <text:span text:style-name="T121">nutzen</text:span> die fortschrittlichste Technol<text:span text:style-name="T121">o</text:span>g<text:span text:style-name="T121">i</text:span>e, den<text:span text:style-name="T121">n</text:span> sie arbeiten in einem <text:span text:style-name="T121">Bereich mit sehr hoher Gewinnspanne und extremen Risiko. In diesem Umfeld ist die Konkurrenz erbittert. Neueste Technologie zu verwenden wenn du dieses hohe Risiko bereits eingehst ist nicht wirklich was Besonderes. Und wenn du erfolgreich bist hast du einen enormen Vorteil. Durch die Geschichte hindurch wurden die beeindruckensten Technologien zuerst von Kriminellen angenommen. Ich glaube nicht, dass wir das unbedingt in unserem Bitcoin <text:s/>Marketing Plan <text:s/>haben wollen, aber es ist interessant sich anzusehen was Kriminelle machen und wie diese Dinge ein Jahrzehnt später im Mainstream ankommen.*** Es gibt hier eine gewissen Dynamik.</text:span></text:p>
      <text:p text:style-name="P123"/>
      <text:p text:style-name="P124">Bitcoin hat seine Anfangsphase bereits längst hinter sich und ist nicht länger im Einflussbereich***(Angelegenheit?) der Kriminellen. In Wahrheit war es das auch wohlgemerkt nie wirklich im Gegensatz zu dem was die Medien von sich gegeben haben.*** <text:s/>Nun, Bitcoin erreicht den Mainstream und die Dinge verändern sich rasch.</text:p>
      <text:p text:style-name="P124"/>
      <text:p text:style-name="P125">Heute spreche ich über Bitcoin als Technologie, denn etwas sehr <text:span text:style-name="T122">spannendes passiert gerade. Etwas wird unser Banken- und Finanzsystem drastisch verändern, genauso wie Autos die Pferdeindustrie verändert haben, genauso wie Öl die Walfangindustrie verändert hat, genauso wie Elektrizität die Holzofenindustrie verändert hat. Das Bankwesen ist dabei zerrüttet zu werden. Wohlgemerkt*** wird es bereits auseinander gerissen. In Wahrheit haben sie zu dem Zeitpunkt an dem sie herausfinden wie groß der Schaden bereits ist, <text:s/>das Spiel schon verloren. Das ist üblicherweise der Fall.</text:span></text:p>
      <text:p text:style-name="P125"/>
      <text:p text:style-name="P219">4.3 Etablierte Reaktion auf Innovation</text:p>
      <text:p text:style-name="P126"/>
      <text:p text:style-name="P127">Wenn etablierte, fest verwurzelte Industrien zum ersten Mal disruptive Technologien sehn, ignorieren sie diese, denn <text:span text:style-name="T124">sie</text:span> könnte<text:span text:style-name="T124">n</text:span> unmöglich eine Bedrohung darstellen. ***, sehen diese Bedrohungen aus wie Kinder die herumspielen. Für JPMorgan Chase ist Bitcoin wie ein Limonadenstand der Walmart Konkurrenz machen möchte. Falls die Technologie weiterhin existiert, dann werden sie in die zweite Phase übergehen in der sie beginnen werden diese Technologie schlecht zu reden. <text:span text:style-name="T123">Sie sehen es plötzlich überall und fangen an es zu verspotten. Genauso wie sie die ersten Leute die sich Autos kauften </text:span><text:soft-page-break/><text:span text:style-name="T123">verspottet haben. Sie wurden immer mit einem Schraubenschlüssel auf ihren Knien gezeigt, bei dem Versuch ihre Maschine die schon wieder kaputt gegangen ist zu reparieren. Das war das Bild eines Autobesitzers der ersten Jahre.</text:span></text:p>
      <text:p text:style-name="P126"/>
      <text:p text:style-name="P128">Während sie <text:span text:style-name="T125">darüber </text:span>spotten setzt Bitcoin fort sich zu verbessern und zu wachsen. Nach einiger Zeit kannst du Veränderung wahrnehmen. Als erstes werden die Etablierten*** in der Industrie kommen und sagen "Hey, vielleicht sollten wir damit herumexperimentieren. Vielleicht sollten wir anfangen uns damit auseinander zu setzen." Dann gibt es einen Ansturm, denn auf einmal realisieren sie, <text:span text:style-name="T7">das wird unsere Industrie für immer verändern.</text:span></text:p>
      <text:p text:style-name="P166"/>
      <text:p text:style-name="P128">Zu dieser Zeit ist es zu spät. Zu dieser Zeit sind sie Kodak die von der Nummer eins in der Welt</text:p>
      <text:p text:style-name="P125"/>
      <text:p text:style-name="P220">4.4 Open Innovation und Opt-In Systeme</text:p>
      <text:p text:style-name="P220"/>
      <text:p text:style-name="P129">Lasst mich erklären, was ich damit meine. Jedes einzelne Finanzsystem in <text:span text:style-name="T128">der Welt</text:span> hat ein Sicherheits- und Vertrauensmodell, das den Ausschluss schlechter Akteure erfordert. <text:span text:style-name="T128">I</text:span>ch kann <text:span text:style-name="T128">mich </text:span>nicht mit dem Visa-Netzwerk verbinden und <text:span text:style-name="T128">es um</text:span>programmieren, <text:span text:style-name="T128">denn das zu tun würde das Visa-Netzwerk gefährden. </text:span>Ich kann keine Verbindung zu SWIFT herstellen, das weltweite Interbanken-Überweisungsnetz, <text:span text:style-name="T128">denn das </text:span>würde die Sicherheit dieses Netzwerks gefährden. Alle diese Netzwerke sind entworfen, um geschlossen zu sein, weil ihre primäre Sicherheit auf Zugriffssteuerung beruht. <text:span text:style-name="T128">Sehr sorgfältig jeden der Zugang hat und mit dem Code in Kontakt kommt überwachend. Sehr sorgfältig jede Application die in diesem System läuft überwachend, denn wenn sie einen schlechten Akteur in das Herz des Systems lassen, ist diese Sicherheit weg. Dieser eine schlechte Akteur kann übernehmen und tun was immer er will. Natürlich, 2008 fanden wir heraus das die schlechten Akteure die Banken besitzen. Sie trieben Millionen von Hausbesitzer, Millionen von Rentner und Millionen von Sparer auf der ganzen Welt in den Ruin mit ihrer Gier.</text:span></text:p>
      <text:p text:style-name="P129"/>
      <text:p text:style-name="P129">Bitcoin ist anders. Der Grund, warum es anders ist, ist nicht, weil wir plötzlich <text:span text:style-name="T129">die ehrlichsten Menschen der Welt gefunden haben</text:span>. Oder weil <text:span text:style-name="T129">Bitcoin keine Macken hat</text:span>. Oder weil das Netzwerk nicht angegriffen wird. Bitcoin ist anders weil es i<text:span text:style-name="T129">n</text:span> Bitcoin viele Gauner gibt - das Netzwerk wird <text:span text:style-name="T129">ständig angegriffen</text:span>- aber es <text:span text:style-name="T129">ist nicht abhängig von </text:span>Zugriffskontrolle um sicher zu bleiben. Es hängt von einer einfachen mathematischen Formel von Anreizen und Belohnungen ab. <text:span text:style-name="T129">Um</text:span> <text:span text:style-name="T131">am</text:span> Bitcoin-Netzwerk teilzunehmen und das Netzwerk als <text:span text:style-name="T129">ein Miner</text:span> zu sichern, <text:span text:style-name="T129">d</text:span>as ist eine spezielle Funktion in Bitcoin, <text:span text:style-name="T129">musst du enorme Rechenleistung nutzen und sehr viel Strom verbrauchen.</text:span> Wenn <text:span text:style-name="T129">du </text:span>diesen Wettbewerb gewinn<text:span text:style-name="T129">st</text:span>, bekomm<text:span text:style-name="T129">st du Bitcoin als Belohnung. </text:span>Diese einfache Gleichung schafft ein System von Anreizen wo es viel besser ist <text:span text:style-name="T129">nach</text:span> den Regeln zu spielen als gegen die Regeln. Es ist Spiel-Theorie. Es ist wie ein riesiges Spiel von Sudoku.</text:p>
      <text:p text:style-name="P118"/>
      <text:p text:style-name="P120">Wenn Sie das als Informatiker oder <text:span text:style-name="T131">viel mehr</text:span> als Banker betrachten, sagen Sie: "Das kann unmöglich funktionieren. Was meinst du, es ist ein riesiges Spiel von Sudoku und alle konkurrieren gegeneinander? Das ist nicht die Grundlage von <text:span text:style-name="T131">einem </text:span>Sicherheitssystem. Das würde Chaos bringen." Es ist <text:span text:style-name="T131">wie</text:span> "Was <text:span text:style-name="T131">meinst du mit das ist eine</text:span> Enzyklopädie, die jeder bearbeiten kann? Das würde Chaos bringen" sagte die Encyclopedia Britannica.******** Wenn du unter 40 bist, hast du noch nie davon gehört.</text:p>
      <text:p text:style-name="P120"/>
      <text:p text:style-name="P120">Bitcoin ist ein vollständig offenes Netzwerk. Jeder kann sich damit verbinden. <text:span text:style-name="T167">Du kannst</text:span> <text:span text:style-name="T131">jetzt sofort eine Application schreiben</text:span>, <text:span text:style-name="T167">sie mit dem Bitcoin-Netzwerk verbinden und ihr beibringen etwas Neues zu tun.</text:span> <text:span text:style-name="T132">Du kannst</text:span> ein<text:span text:style-name="T132">e neue Finanzdienstleistung </text:span>schreiben. <text:span text:style-name="T132">Du kannst</text:span> <text:span text:style-name="T132">ein neues </text:span>Finanzinstrument <text:soft-page-break/><text:span text:style-name="T132">schreiben</text:span>. <text:span text:style-name="T132">Wenn du das tust, musst du dich nicht gegenüber dem Bitcoin-Netzwerk identifizieren, du musst niemanden um Erlaubnis bitten. Du musst nicht überprüft werden</text:span>. <text:span text:style-name="T132">Du musst</text:span> nicht ges<text:span text:style-name="T132">ichert </text:span>werden. Das Netzwerk <text:span text:style-name="T132">fürchtet dich nicht, </text:span>weil seine Sicherheit nicht davon abhängt, schlechte <text:span text:style-name="T132">Akteure</text:span> rauszuhalten. <text:span text:style-name="T132">In Wahrheit</text:span> funktioniert Bitcoin gut mit vielen schlechten <text:span text:style-name="T132">Akteuren</text:span> im Kern de<text:span text:style-name="T132">s</text:span> System<text:span text:style-name="T132">s</text:span>, weil es keinen Kern <text:span text:style-name="T132">im System </text:span>gibt; Es gibt kein Zentrum. Es ist ein vollständig dezentralisiertes System. Was passiert, wenn <text:span text:style-name="T167">du</text:span> ein Netzwerk ers<text:span text:style-name="T132">chaffst</text:span></text:p>
      <text:p text:style-name="P120"><text:span text:style-name="T132">bei dem o</text:span>ffener Zugang zu Finanzdienstleistungen möglich ist? <text:span text:style-name="T132">Wo</text:span>, zum ersten Mal <text:span text:style-name="T132">i</text:span>n der Geschichte, jeder eine Verbindung herstellen und eine <text:span text:style-name="T132">Application</text:span> schreiben <text:span text:style-name="T132">kann</text:span>?</text:p>
      <text:p text:style-name="P120"/>
      <text:p text:style-name="P120">Bitcoin ist keine Währung. Das ist eine wirklich wichtige Sache, die es zu realisieren gilt. Währung ist</text:p>
      <text:p text:style-name="P120">eine App, die auf dem Bitcoin-Netzwerk läuft. Bitcoin ist das Internet des Geldes, und Währung ist nur die erste A<text:span text:style-name="T190">pplication</text:span>. Heute gibt es tausend Firmen <text:span text:style-name="T139">die </text:span>die nächste App schreiben. Diese Unternehmen stellen Zehntausende von Menschen ein in einer der dynamischsten Branchen, die wir in den letzten zwei Jahrzehnten gesehen haben. 2014 <text:span text:style-name="T139">haben</text:span> Bitcoin-Startups mehr als 250 Millionen US-Dollar an Investitionen <text:span text:style-name="T139">erhalten</text:span>. Bemerkenswert ist, dass <text:span text:style-name="T139">die Investionsrate viel schneller ist </text:span>als <text:span text:style-name="T168">bei den </text:span>Investition<text:span text:style-name="T168">en</text:span> in das Internet im Jahr 1995. Wir sind der Zeit voraus. Bitcoin wächst schneller als</text:p>
      <text:p text:style-name="P121">Twitter <text:span text:style-name="T139">es in den</text:span> ersten drei Jahren getan <text:span text:style-name="T139">hat</text:span>. Bitcoin wächst schneller als Facebook in den ersten Jahren <text:span text:style-name="T139">wuchs</text:span>. Der Grund dafür ist, dass <text:span text:style-name="T139">sich jetzt </text:span>jeder Außenseiter, Spinner, Freak oder Programmierer von überall auf der Welt<text:span text:style-name="T139"> mit Bitcoin verbinden kann, </text:span>ohne irgendjemandem <text:span text:style-name="T140">um</text:span> Erlaubnis zu fragen und <text:span text:style-name="T140">ohne</text:span> <text:span text:style-name="T140">ihre</text:span> verrückten <text:span text:style-name="T140">Ideen zu rauben </text:span>und <text:span text:style-name="T140">ein neues Finanzinstrument bauen</text:span>. Eine neue Bank-<text:span text:style-name="T140">Application</text:span>. Ein neu<text:span text:style-name="T140">e Payment</text:span>-<text:span text:style-name="T140">Application</text:span>. Eine neue Treuhand-<text:span text:style-name="T140">Application</text:span>. Und genau das ist es <text:span text:style-name="T140">was die </text:span>Leute tun. Sie bauen Dinge, die innovativ sind, neu und brillant. Dinge, die wir noch nie im Banking gesehen haben. Dinge, die <text:span text:style-name="T140">nicht einmal </text:span>das erste Planungstreffen <text:span text:style-name="T140">deiner</text:span> durchschnittlichen Bank <text:span text:style-name="T140">überstehen weil man sie sofort abdrehen würde.</text:span></text:p>
      <text:p text:style-name="P144"/>
      <text:p text:style-name="P131">Wenn diese beiden <text:s/><text:span text:style-name="T142">Umgebungen </text:span>nebeneinander laufen – <text:span text:style-name="T142">die Umgebung der </text:span>Bank<text:span text:style-name="T141">en</text:span>, wo alles Erlaubnis erfordert, <text:span text:style-name="T142">die sehr wahscheinlich nicht gewährt wird</text:span>, und ein System, das völlig offen ist, wo Innovation am Rand <text:span text:style-name="T142">und </text:span>ohne Erlaubnis passiert - rate wer gewinnt. Rate mal wo <text:span text:style-name="T142">die </text:span>aufregenden Dinge gesch<text:span text:style-name="T142">ehen</text:span>. Rate wo all die Innovation passiert. Das ist Innovation die den Verbrauchern dient.</text:p>
      <text:p text:style-name="P130"/>
      <text:p text:style-name="P132">Niemand <text:span text:style-name="T168">besetzt</text:span> Bitcoin und versucht einen Weg zu finden, einen hochfrequenten Handelsalgorithmus laufen zu lassen, so dass sie 3 Mikro<text:span text:style-name="T142">cent</text:span> um vier Mikrosekunden schneller als die andere riesige Bank <text:span text:style-name="T142">die mit Algorithmen herumspielt rauspressen. </text:span>Niemand versucht, einen Weg zu finden, dich aus deinem Überziehungskredit herauszuziehen,*** <text:span text:style-name="T142">eine Innovation </text:span>die von einer der großen Banken <text:span text:style-name="T142">vorbereitet</text:span> wurde, ich <text:span text:style-name="T142">denke</text:span> im Jahr 2007. Sie realisierte, dass, wenn <text:span text:style-name="T143">du</text:span> in der Nähe des Überziehungslimits war<text:span text:style-name="T143">st</text:span>, <text:span text:style-name="T143">an</text:span>statt große Transaktion<text:span text:style-name="T143">en</text:span> zuerst <text:span text:style-name="T143">zu verschicken</text:span> die Reihenfolge der Transaktionen <text:span text:style-name="T143">umzudrehen</text:span> und <text:span text:style-name="T143">einen Haufen Kleinere laufen zu lassen damit du </text:span>eine 25-Dollar-Gebühr für jede von ihnen bezahlen <text:span text:style-name="T143">würdest</text:span> , <text:span text:style-name="T143">so konnten sie ihre </text:span>Gebühren maximieren.*** Das ist die Art von Innovation, auf die sie sich konzentriert haben. <text:span text:style-name="T168">So</text:span> haben <text:span text:style-name="T143">sie </text:span>mehr Wege gefunden, um ihre Kunden zu manipulieren.</text:p>
      <text:p text:style-name="P130"/>
      <text:p text:style-name="P130">I<text:span text:style-name="T144">n</text:span> Bitcoin macht niemand diese Art von Innovation. Der Grund, warum sie <text:span text:style-name="T144">diese Innovation </text:span>nicht <text:span text:style-name="T144">machen, ist, </text:span>weil <text:span text:style-name="T145">du</text:span> in Bitcoin niemanden dazu zwingen kann<text:span text:style-name="T145">st</text:span> deine App <text:span text:style-name="T144">zu verwenden</text:span>. Wenn <text:span text:style-name="T144">du</text:span> bei einer großen Bank anl<text:span text:style-name="T144">egst</text:span>, ist das ihr Netzwerk, Sie verwenden ihre Debitkarte, spielen nach ihren Regeln und <text:span text:style-name="T168">wenn es dir nicht passt</text:span>, kannst <text:span text:style-name="T168">du</text:span> woanders hingehen und <text:span text:style-name="T144">draufkommen</text:span>, dass sie alle gleich sind. Bitcoin ist ein Opt-in-System. Sie wählen, es zu benutzen. <text:span text:style-name="T145">Du wählst aus</text:span>, welche Apps <text:span text:style-name="T145">du</text:span> verwende<text:span text:style-name="T145">st</text:span> <text:span text:style-name="T144">und laufen lasst</text:span>. <text:span text:style-name="T145">Du entscheidest</text:span>, mit wem <text:span text:style-name="T145">du </text:span>interagieren möchte<text:span text:style-name="T145">st</text:span>. <text:span text:style-name="T145">Du wählst</text:span> die Regeln des Spiels <text:span text:style-name="T145">unter denen du interagieren willst</text:span>. Wenn <text:span text:style-name="T145">du </text:span>eine App nicht m<text:span text:style-name="T145">agst, ladest du sie nicht runter. </text:span>Wenn <text:span text:style-name="T145">du</text:span> eine App lieb<text:span text:style-name="T145">st</text:span>, lade<text:span text:style-name="T145">st du sie runter und erzählst deinen Freunden davon.</text:span> Deshalb wird <text:soft-page-break/>Bitcoin gewinnen. Es liefert Innovation, die <text:span text:style-name="T168">von Verbrauchern gewollt ist und gebraucht wird.</text:span></text:p>
      <text:p text:style-name="P130"/>
      <text:p text:style-name="P221">4.5 <text:span text:style-name="T147">Das </text:span>Einschließen von 6,5 Milliarden Menschen in eine globale Wirtschaft</text:p>
      <text:p text:style-name="P136"/>
      <text:p text:style-name="P137">Es gibt einen weitern Grund warum Bitcoin gewinn<text:span text:style-name="T148">en wird</text:span>. Es besteht ein massives Ungleichgewicht das die meisten Leute hier nicht bemerken. Jede Person in diesem Raum hat Zugang zu einem Bankkonto ohne Währungskontrollen. Ein Bankkonto, <text:span text:style-name="T147">mit dem </text:span>ihr jede Währung in dieser Welt verkaufen und kaufen könnt. Ein Bankkonto, <text:span text:style-name="T147">mit dem ihr</text:span> Geld überall auf der Welt verschicken könn<text:span text:style-name="T147">t</text:span>. Ein Bankkonto, mit dem ihr auf internationale Märkte wie den Tokyo Stock Exchange oder d<text:span text:style-name="T146">ie Deutsche Börse</text:span> zugreifen könnt. Ein Markt, <text:span text:style-name="T147">wo</text:span> ihr auf Kredite und Liquidität zugreifen könnt. Auto<text:span text:style-name="T175">k</text:span>redite und Hypotheken. Ein Bankkonto das mächtig ist. Diese <text:span text:style-name="T146">Macht</text:span> ist verfügbar für etwa eine Milliarde Menschen auf diesem Planeten. Eine Milliarde Menschen die Zugang <text:span text:style-name="T146">haben</text:span> zu vollwertigen, internationalen, hochliquiden Bankeinrichtungen. Es gibt 2 Milliarden Menschen, die überhaupt kein <text:span text:style-name="T147">Bankkonto haben.</text:span> Es gibt weitere 4 Milliarden Menschen, die nur sehr eingeschränkt Zugang zum Bankwesen haben. Banking ohne internationale Währungen, Bankgeschäfte, ohne internationale Märkte, Banking ohne Liquidität. <text:span text:style-name="T147">Bei Bitcoin geht es nicht um die eine Milliarde</text:span>. <text:span text:style-name="T147">Bei Bitcoin dreht sich alles um die 6 1/2 Milliarden</text:span>. <text:span text:style-name="T175">Um d</text:span>ie Menschen, die derzeit von international<text:span text:style-name="T147">em</text:span> Banking abgeschnitten sind. Was denkst du passiert, wenn du plötzlich ein einfaches SMS-Telefon in der Mitte einer ländlichen Gegend in Nigeria, verbunden mit einem Solarpanel, in ein<text:span text:style-name="T148">en</text:span> Bankterminal <text:span text:style-name="T148">verwandeln kannst</text:span>? In ein<text:span text:style-name="T149">en</text:span> Western Union Überweisungs-Terminal? In ein internationales Kreditvergabesystem? Ein<text:span text:style-name="T175">en</text:span> Vorrat Markt? Ein<text:span text:style-name="T175">en</text:span> IPO-Motor? Zuerst, nichts, aber geb<text:span text:style-name="T148">t dem ein paar Jahre.</text:span></text:p>
      <text:p text:style-name="P136"/>
      <text:p text:style-name="P178">Wir haben gesehen, was mit der Entwicklung der Mobiltelefontechnologie <text:span text:style-name="T149">passiert ist, die in Afrika schneller bereitgestellt wurde als je zuvor eine Technologie <text:s/>in der Geschichte der Menschhei. </text:span>Wir sehen kleine Dörfer, <text:span text:style-name="T149">ohne laufendem </text:span>Wasser, Holzfeuer zum Kochen und keine<text:span text:style-name="T175">r</text:span> Elektrizität - und doch gibt es ein <text:span text:style-name="T149">kleines Solarpanel</text:span> oben auf <text:span text:style-name="T149">einer </text:span>Lehmhütte und dieses <text:span text:style-name="T149">Solarpanel</text:span> ist nicht d<text:span text:style-name="T150">a</text:span> für Licht. Es <text:span text:style-name="T150">ist da um </text:span>ein Nokia 1000 Feature-<text:span text:style-name="T150">Telefon</text:span> auf<text:span text:style-name="T150">zuladen</text:span>. Dieses Telefon gibt ihnen Wetter<text:span text:style-name="T150">berichte</text:span>, Getreidepreise auf dem lokalen Markt und verbindet sie mit der Welt. Was passiert, wenn das Telefon zur Bank wird? Denn mit Bitcoin kann es eine Bank <text:span text:style-name="T150">sein</text:span>. Was passiert, wenn Sie 6 1/2 Milliarden Menschen mit eine<text:span text:style-name="T150">r</text:span> globalen Wirtschaft ohne Zugangsbarrieren verbinden?</text:p>
      <text:p text:style-name="P136"/>
      <text:p text:style-name="P221">4.6 Überweisungen, Leben auf der ganzen Welt <text:span text:style-name="T153">beeinflussen</text:span></text:p>
      <text:p text:style-name="P136"/>
      <text:p text:style-name="P173"><text:span text:style-name="T133">Bitcoin ist keine Währung. Bitcoin ist das Internet des Geldes. Als Technologie, </text:span><text:span text:style-name="T134">kann es ökonomische Inklusion und Stärkung für Milliarden Menschen in der Welt bringen. </text:span><text:span text:style-name="T133">Ich werde </text:span><text:span text:style-name="T134">euch</text:span><text:span text:style-name="T133"> ein Beispiel für eine bestimmte Anwendung geben, die dazu dient grundlegend verändern das Leben von mehr als einer Milliarde Menschen in den nächsten fünf zu zehn Jahren.**** Jeden Tag kassiert ein Einwanderer irgendwo seinen Gehaltsscheck und steht Schlange </text:span><text:span text:style-name="T134">um </text:span><text:span text:style-name="T133">50 Prozent dieses Gehaltsschecks zurück in </text:span><text:span text:style-name="T134">sein</text:span><text:span text:style-name="T133"> Heimatland zu </text:span><text:span text:style-name="T134">schicken, um seinen <text:s/></text:span><text:span text:style-name="T151">erweiterten Familienkreis </text:span><text:span text:style-name="T134">zu ernähren</text:span><text:span text:style-name="T133">. Hier in den USA haben 60 Millionen Menschen kein Bankkont</text:span><text:span text:style-name="T135">o, </text:span><text:span text:style-name="T133">doch sie kassieren ihre Gehaltsschecks und schicken sie ins Ausland. Insgesamt </text:span><text:span text:style-name="T135">werden in der Welt</text:span><text:span text:style-name="T133"> 550 Milliarden Dollar jedes Jahr als Überweisungen von der Ersten Welt übertragen. Ein Großteil dieses Geldes wird an fünf wichtige Ziele gesendet: Mexiko, Indien, die Philippinen, Indonesien und China. In einigen dieser Orte, machen Überweisungen bis zu 40 Prozent der lokalen Wirtschaft aus. </text:span><text:span text:style-name="T136">Auf diesem </text:span><text:span text:style-name="T133">Fluss von 550 Milliarden Dollar </text:span><text:span text:style-name="T136">sitzen </text:span><text:span text:style-name="T133">Unternehmen wie Western Union, und sie </text:span><text:span text:style-name="T136">nehmen</text:span><text:span text:style-name="T133">, </text:span><text:span text:style-name="T136">im </text:span><text:span text:style-name="T133">Durchschnitt, eine Kürzung von 9 Prozent jeder einzelnen dieser Transaktionen aus de</text:span><text:span text:style-name="T136">n</text:span><text:span text:style-name="T133"> Taschen der ärmsten Menschen d</text:span><text:span text:style-name="T136">ieser</text:span><text:span text:style-name="T133"> Welt.</text:span></text:p>
      <text:p text:style-name="P136"/>
      <text:p text:style-name="P134"><text:soft-page-break/>Stell <text:span text:style-name="T175">dir</text:span> vor, was passiert, wenn eine<text:span text:style-name="T151">r</text:span> dieser Immigranten eines Tages heraus<text:span text:style-name="T175">findet</text:span> <text:span text:style-name="T151">sie können</text:span> dasselbe mit Bitcoin machen - nicht für 15 Prozent, nicht für 10 Prozent, nicht 5 Prozent, sondern für 5 Cent. Kein Prozentsatz; eine Pauschalgebühr. Was geschieht <text:span text:style-name="T151">wenn sie das tun können</text:span>? Sie können <text:span text:style-name="T151">es jetzt schon</text:span>. Es gibt ein Startup-Unternehmen, das <text:span text:style-name="T151">Überweisungen </text:span>zwischen den USA und den Philippinen bearbeitet . Sie machen nur <text:span text:style-name="T152">ein paar</text:span> Millionen Dollar, aber sie werden anfangen zu wachsen. Da <text:span text:style-name="T152">sind </text:span>500 Milliarden Dollar <text:span text:style-name="T152">die </text:span>hinter diesem Damm <text:span text:style-name="T152">sitzen</text:span>. Wenn du ein Immigrant bist und<text:span text:style-name="T153"> du deine finanzielle Zukunft verändern kannst</text:span>, indem <text:span text:style-name="T152">du</text:span> nicht 9 Prozent zahl<text:span text:style-name="T152">st</text:span>, um Geld nach Hause zu schicken, <text:span text:style-name="T152">s</text:span>tellen Sie sich vor, was passiert, wenn Sie jeden Monat <text:span text:style-name="T152">an</text:span>statt 91 Dollar nach Hause schicken, 100 Dollar nach Hause <text:span text:style-name="T152">schicken</text:span>. Das macht einen Unterschied. Es gibt <text:span text:style-name="T152">momentan </text:span>eine Milliarde Menschen, mit Zugang zu Internet und Feature-Telefone<text:span text:style-name="T152">n</text:span>, die Bitcoin als internationalen Überweisungsdienst <text:span text:style-name="T152">nutzen </text:span>könnten.</text:p>
      <text:p text:style-name="P133"/>
      <text:p text:style-name="P222">4.7 Bitcoin wird die Welt verändern</text:p>
      <text:p text:style-name="P130"/>
      <text:p text:style-name="P135">Um zusammenzufassen, Bitcoin ist die spannendste Technologie die ich <text:span text:style-name="T209">je </text:span>gesehen habe. Ich war 1989 im Internet als <text:span text:style-name="T152">kleines</text:span> Kind. Ich wusste es wird die Welt verändern lange bevor die meisten es kapierten. Ich erzählte <text:span text:style-name="T127">jedem um mich herum: "Wir werden damit shoppen. Wir werden damit Banking betreiben" Die </text:span>Reaktionen <text:span text:style-name="T210">der Leute</text:span> waren ziemlich vorhersehbar: "Ja, Andreas, mach deine Hausaufgaben, räume dein Zimmer auf. "Als ich das erste Mal Linux sah, sagte ich:" Mann, das wird Betriebssysteme für immer <text:span text:style-name="T210">ver</text:span>ändern. IBM geht unter. "Alle lachten <text:span text:style-name="T210">über mich</text:span>. Als ich den ersten Webbrowser und die erste Website sah, sagte ich: "<text:span text:style-name="T210">Jede einzelne Firma </text:span>in Amerika wird innerhalb eines Jahrzehnts eine Website haben. " Jeder hat mich ausgelacht. Nun, lass mich dir etwas sagen. Ich weiß es nicht <text:span text:style-name="T210">w</text:span>as mit Bitcoin passieren <text:span text:style-name="T210">wird</text:span>, aber ich weiß, dass d<text:span text:style-name="T210">ie </text:span>zugrunde liegende Erfindung - ein System von digitalen Währungen, die keine Banken <text:span text:style-name="T210">brauchen,</text:span> <text:span text:style-name="T210">keine</text:span> Regierungen, keine zentrale Kontrolle und steht für jedermann ohne zu verwenden um Erlaubnis bitten - wird die Welt verändern.</text:p>
      <text:p text:style-name="P130"/>
      <text:p text:style-name="P130">Dank<text:span text:style-name="T211">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8M7S</meta:editing-duration>
    <meta:editing-cycles>130</meta:editing-cycles>
    <meta:generator>LibreOffice/5.4.6.2$Windows_X86_64 LibreOffice_project/4014ce260a04f1026ba855d3b8d91541c224eab8</meta:generator>
    <dc:date>2018-07-12T15:19:01.413000000</dc:date>
    <meta:document-statistic meta:table-count="0" meta:image-count="0" meta:object-count="0" meta:page-count="7" meta:paragraph-count="50" meta:word-count="3659" meta:character-count="24396" meta:non-whitespace-character-count="20773"/>
    <meta:user-defined meta:name="Info 1"/>
    <meta:user-defined meta:name="Info 2"/>
    <meta:user-defined meta:name="Info 3"/>
    <meta:user-defined meta:name="Info 4"/>
  </office:meta>
</office:document-meta>
</file>